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5.26mm" fo:break-before="auto" style:use-optimal-row-height="true"/>
    </style:style>
    <style:style style:name="ro7" style:family="table-row">
      <style:table-row-properties style:row-height="6.84mm" fo:break-before="auto" style:use-optimal-row-height="true"/>
    </style:style>
    <style:style style:name="ro8" style:family="table-row">
      <style:table-row-properties style:row-height="5.59mm" fo:break-before="auto" style:use-optimal-row-height="true"/>
    </style:style>
    <style:style style:name="ro9" style:family="table-row">
      <style:table-row-properties style:row-height="9.95mm" fo:break-before="auto" style:use-optimal-row-height="true"/>
    </style:style>
    <style:style style:name="ro10" style:family="table-row">
      <style:table-row-properties style:row-height="5.17mm" fo:break-before="auto" style:use-optimal-row-height="true"/>
    </style:style>
    <style:style style:name="ro11" style:family="table-row">
      <style:table-row-properties style:row-height="14.31mm" fo:break-before="auto" style:use-optimal-row-height="true"/>
    </style:style>
    <style:style style:name="ro12" style:family="table-row">
      <style:table-row-properties style:row-height="40.46mm" fo:break-before="auto" style:use-optimal-row-height="true"/>
    </style:style>
    <style:style style:name="ro13" style:family="table-row">
      <style:table-row-properties style:row-height="11.98mm" fo:break-before="auto" style:use-optimal-row-height="false"/>
    </style:style>
    <style:style style:name="ro14" style:family="table-row">
      <style:table-row-properties style:row-height="36.09mm" fo:break-before="auto" style:use-optimal-row-height="true"/>
    </style:style>
    <style:style style:name="ro15" style:family="table-row">
      <style:table-row-properties style:row-height="72.23mm" fo:break-before="auto" style:use-optimal-row-height="false"/>
    </style:style>
    <style:style style:name="ro16" style:family="table-row">
      <style:table-row-properties style:row-height="19.91mm" fo:break-before="auto" style:use-optimal-row-height="true"/>
    </style:style>
    <style:style style:name="ro17" style:family="table-row">
      <style:table-row-properties style:row-height="13.69mm" fo:break-before="auto" style:use-optimal-row-height="true"/>
    </style:style>
    <style:style style:name="ro18" style:family="table-row">
      <style:table-row-properties style:row-height="9.47mm" fo:break-before="auto" style:use-optimal-row-height="true"/>
    </style:style>
    <style:style style:name="ro19" style:family="table-row">
      <style:table-row-properties style:row-height="22.1mm" fo:break-before="auto" style:use-optimal-row-height="true"/>
    </style:style>
    <style:style style:name="ro20" style:family="table-row">
      <style:table-row-properties style:row-height="17.89mm" fo:break-before="auto" style:use-optimal-row-height="true"/>
    </style:style>
    <style:style style:name="ro21" style:family="table-row">
      <style:table-row-properties style:row-height="5.91mm" fo:break-before="auto" style:use-optimal-row-height="true"/>
    </style:style>
    <style:style style:name="ro22" style:family="table-row">
      <style:table-row-properties style:row-height="27.38mm" fo:break-before="auto" style:use-optimal-row-height="true"/>
    </style:style>
    <style:style style:name="ro23" style:family="table-row">
      <style:table-row-properties style:row-height="23.02mm" fo:break-before="auto" style:use-optimal-row-height="true"/>
    </style:style>
    <style:style style:name="ro24" style:family="table-row">
      <style:table-row-properties style:row-height="79.67mm" fo:break-before="auto" style:use-optimal-row-height="true"/>
    </style:style>
    <style:style style:name="ro25" style:family="table-row">
      <style:table-row-properties style:row-height="19.58mm" fo:break-before="auto" style:use-optimal-row-height="false"/>
    </style:style>
    <style:style style:name="ro26" style:family="table-row">
      <style:table-row-properties style:row-height="18.66mm" fo:break-before="auto" style:use-optimal-row-height="true"/>
    </style:style>
    <style:style style:name="ro27" style:family="table-row">
      <style:table-row-properties style:row-height="31.73mm" fo:break-before="auto" style:use-optimal-row-height="true"/>
    </style:style>
    <style:style style:name="ro28" style:family="table-row">
      <style:table-row-properties style:row-height="101.46mm" fo:break-before="auto" style:use-optimal-row-height="true"/>
    </style:style>
    <style:style style:name="ro29" style:family="table-row">
      <style:table-row-properties style:row-height="75.32mm" fo:break-before="auto" style:use-optimal-row-height="true"/>
    </style:style>
    <style:style style:name="ro30" style:family="table-row">
      <style:table-row-properties style:row-height="49.18mm" fo:break-before="auto" style:use-optimal-row-height="true"/>
    </style:style>
    <style:style style:name="ro31" style:family="table-row">
      <style:table-row-properties style:row-height="53.53mm" fo:break-before="auto" style:use-optimal-row-height="true"/>
    </style:style>
    <style:style style:name="ro32" style:family="table-row">
      <style:table-row-properties style:row-height="110.17mm" fo:break-before="auto" style:use-optimal-row-height="true"/>
    </style:style>
    <style:style style:name="ro33" style:family="table-row">
      <style:table-row-properties style:row-height="10.57mm" fo:break-before="auto" style:use-optimal-row-height="true"/>
    </style:style>
    <style:style style:name="ro34" style:family="table-row">
      <style:table-row-properties style:row-height="22.4mm" fo:break-before="auto" style:use-optimal-row-height="true"/>
    </style:style>
    <style:style style:name="ro35" style:family="table-row">
      <style:table-row-properties style:row-height="44.82mm" fo:break-before="auto" style:use-optimal-row-height="true"/>
    </style:style>
    <style:style style:name="ro36" style:family="table-row">
      <style:table-row-properties style:row-height="62.25mm" fo:break-before="auto" style:use-optimal-row-height="true"/>
    </style:style>
    <style:style style:name="ro37" style:family="table-row">
      <style:table-row-properties style:row-height="95.78mm" fo:break-before="auto" style:use-optimal-row-height="false"/>
    </style:style>
    <style:style style:name="ro38" style:family="table-row">
      <style:table-row-properties style:row-height="45.24mm" fo:break-before="auto" style:use-optimal-row-height="false"/>
    </style:style>
    <style:style style:name="ro39" style:family="table-row">
      <style:table-row-properties style:row-height="66.6mm" fo:break-before="auto" style:use-optimal-row-height="true"/>
    </style:style>
    <style:style style:name="ro40" style:family="table-row">
      <style:table-row-properties style:row-height="88mm" fo:break-before="auto" style:use-optimal-row-height="false"/>
    </style:style>
    <style:style style:name="ro41" style:family="table-row">
      <style:table-row-properties style:row-height="84.03mm" fo:break-before="auto" style:use-optimal-row-height="true"/>
    </style:style>
    <style:style style:name="ro42" style:family="table-row">
      <style:table-row-properties style:row-height="85.2mm" fo:break-before="auto" style:use-optimal-row-height="false"/>
    </style:style>
    <style:style style:name="ro43" style:family="table-row">
      <style:table-row-properties style:row-height="85.28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2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3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4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map style:condition="is-true-formula(ISODD(ROW()))" style:apply-style-name="zebra_5f_odd" style:base-cell-address="Report.A35"/>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48" style:family="table-cell" style:parent-style-name="Default">
      <style:table-cell-properties style:rotation-align="none" style:vertical-align="top"/>
      <style:map style:condition="is-true-formula(ISODD(ROW()))" style:apply-style-name="zebra_5f_odd" style:base-cell-address="Report.A35"/>
    </style:style>
    <style:style style:name="ce49" style:family="table-cell" style:parent-style-name="Default">
      <style:table-cell-properties style:text-align-source="fix" style:repeat-content="false" style:rotation-align="none" style:vertical-align="top"/>
      <style:paragraph-properties fo:text-align="center" fo:margin-left="0mm"/>
      <style:map style:condition="is-true-formula(ISODD(ROW()))" style:apply-style-name="zebra_5f_odd" style:base-cell-address="Report.A35"/>
    </style:style>
    <style:style style:name="ce5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1"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53" style:family="table-cell" style:parent-style-name="Default">
      <style:table-cell-properties style:vertical-align="top"/>
      <style:map style:condition="is-true-formula(ISODD(ROW()))" style:apply-style-name="zebra_5f_odd" style:base-cell-address="Report.A35"/>
    </style:style>
    <style:style style:name="ce54" style:family="table-cell" style:parent-style-name="Default">
      <style:table-cell-properties style:vertical-align="top"/>
    </style:style>
    <style:style style:name="ce55"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5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6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67"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map style:condition="is-true-formula(ISODD(ROW()))" style:apply-style-name="zebra_5f_odd" style:base-cell-address="Report.A35"/>
    </style:style>
    <style:style style:name="ce69" style:family="table-cell" style:parent-style-name="Default">
      <style:table-cell-properties fo:wrap-option="wrap" style:vertical-align="top"/>
      <style:map style:condition="is-true-formula(ISODD(ROW()))" style:apply-style-name="zebra_5f_odd" style:base-cell-address="Report.A35"/>
    </style:style>
    <style:style style:name="ce7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1"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74"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7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80" style:family="table-cell" style:parent-style-name="Default">
      <style:table-cell-properties fo:wrap-option="wrap" style:vertical-align="top"/>
      <style:text-properties style:font-name="Arial1" style:font-name-asian="Microsoft YaHei" style:font-name-complex="Arial1"/>
      <style:map style:condition="is-true-formula(ISODD(ROW()))" style:apply-style-name="zebra_5f_odd" style:base-cell-address="Report.A35"/>
    </style:style>
    <style:style style:name="ce81"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82"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data-style-name="N37">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9"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1"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3" style:family="table-cell" style:parent-style-name="Default">
      <style:table-cell-properties style:text-align-source="fix" style:repeat-content="false" fo:background-color="transparent" style:rotation-align="none" style:vertical-align="top"/>
      <style:paragraph-properties fo:text-align="center" fo:margin-left="0mm"/>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4" style:family="table-cell" style:parent-style-name="Default">
      <style:table-cell-properties style:text-align-source="fix" style:repeat-content="false" style:rotation-align="none" style:vertical-align="top"/>
      <style:paragraph-properties fo:text-align="center" fo:margin-left="0mm"/>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6" style:family="table-cell" style:parent-style-name="Default">
      <style:table-cell-properties style:text-align-source="fix" style:repeat-content="false" style:vertical-align="top"/>
      <style:paragraph-properties fo:text-align="center" fo:margin-left="0mm"/>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7" style:family="table-cell" style:parent-style-name="Default">
      <style:table-cell-properties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9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map style:condition="is-true-formula(ISODD(ROW()))" style:apply-style-name="zebra_5f_odd" style:base-cell-address="Report.A35"/>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A35"/>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font-weight-asian="normal" style:font-weight-complex="normal"/>
    </style:style>
    <style:style style:name="T4" style:family="text">
      <style:text-properties fo:color="#ff9900"/>
    </style:style>
    <style:style style:name="T5" style:family="text">
      <style:text-properties fo:color="#cc9900"/>
    </style:style>
    <style:style style:name="T6" style:family="text">
      <style:text-properties style:text-line-through-type="sing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8</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4-13" calcext:value-type="date">
            <text:p>13.4.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2">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6">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62"/>
        <table:table-column table:style-name="co10" table:default-cell-style-name="ce73"/>
        <table:table-column table:style-name="co11" table:default-cell-style-name="Default"/>
        <table:table-column table:style-name="co12" table:default-cell-style-name="Default"/>
        <table:table-column table:style-name="co13" table:visibility="collapse" table:number-columns-repeated="2" table:default-cell-style-name="Default"/>
        <table:table-column table:style-name="co13" table:default-cell-style-name="Default"/>
        <table:table-column table:style-name="co13" table:default-cell-style-name="ce54"/>
        <table:table-column table:style-name="co13" table:number-columns-repeated="1015" table:default-cell-style-name="Default"/>
        <table:table-row table:style-name="ro7">
          <table:table-cell table:style-name="ce36" office:value-type="string" calcext:value-type="string">
            <text:p>Test ID</text:p>
          </table:table-cell>
          <table:table-cell table:style-name="ce55"/>
          <table:table-cell table:style-name="ce74"/>
          <table:table-cell table:style-name="ce36" table:number-columns-repeated="5"/>
          <table:table-cell table:number-columns-repeated="1016"/>
        </table:table-row>
        <table:table-row-group>
          <table:table-row table:style-name="ro8">
            <table:table-cell table:style-name="ce37" office:value-type="string" calcext:value-type="string">
              <text:p>Platform Name</text:p>
            </table:table-cell>
            <table:table-cell table:style-name="ce56" table:number-columns-repeated="2"/>
            <table:table-cell table:style-name="ce81" office:value-type="string" calcext:value-type="string" table:number-columns-spanned="2" table:number-rows-spanned="1">
              <text:p>Raspberry Pi 3</text:p>
            </table:table-cell>
            <table:covered-table-cell table:style-name="ce37"/>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Hardware Variant</text:p>
            </table:table-cell>
            <table:table-cell table:style-name="ce57" table:number-columns-repeated="2"/>
            <table:table-cell table:style-name="ce82"/>
            <table:table-cell table:style-name="ce38"/>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Hardware Revision</text:p>
            </table:table-cell>
            <table:table-cell table:style-name="ce57" table:number-columns-repeated="2"/>
            <table:table-cell table:style-name="ce38" table:number-columns-repeated="2"/>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OS download URL</text:p>
            </table:table-cell>
            <table:table-cell table:style-name="ce57" table:number-columns-repeated="2"/>
            <table:table-cell table:style-name="ce40"/>
            <table:table-cell table:style-name="ce38"/>
            <table:table-cell table:number-columns-repeated="1019"/>
          </table:table-row>
          <table:table-row table:style-name="ro9">
            <table:table-cell table:style-name="ce39" office:value-type="string" calcext:value-type="string" table:number-columns-spanned="2" table:number-rows-spanned="1">
              <text:p>Linux Kernel Version (uname -a)</text:p>
            </table:table-cell>
            <table:covered-table-cell table:style-name="ce38"/>
            <table:table-cell table:style-name="ce38"/>
            <table:table-cell table:style-name="ce39" office:value-type="string" calcext:value-type="string" table:number-columns-spanned="2" table:number-rows-spanned="1">
              <text:p>Linux raspberrypi 4.1.18-v7+ #846 SMP Thu Feb 25 14:22:53 GMT 2016 armv7l GNU/Linux</text:p>
            </table:table-cell>
            <table:covered-table-cell table:style-name="ce38"/>
            <table:table-cell table:number-columns-repeated="1019"/>
          </table:table-row>
          <table:table-row table:style-name="ro8">
            <table:table-cell table:style-name="ce39" office:value-type="string" calcext:value-type="string" table:number-columns-spanned="2" table:number-rows-spanned="1">
              <text:p>Linux Distrib Version (cat /etc/issue)</text:p>
            </table:table-cell>
            <table:covered-table-cell table:style-name="ce38"/>
            <table:table-cell table:style-name="ce38"/>
            <table:table-cell table:style-name="ce39" office:value-type="string" calcext:value-type="string" table:number-columns-spanned="2" table:number-rows-spanned="1">
              <text:p>Raspbian GNU/Linux 8</text:p>
            </table:table-cell>
            <table:covered-table-cell table:style-name="ce38"/>
            <table:table-cell table:number-columns-repeated="1019"/>
          </table:table-row>
          <table:table-row table:style-name="ro10">
            <table:table-cell table:style-name="ce40" office:value-type="string" calcext:value-type="string">
              <text:p>Linux /etc/*release files (find /etc -name "*release" <text:s/>-exec tail -n +1 {} \+)</text:p>
            </table:table-cell>
            <table:table-cell table:style-name="ce38" table:number-columns-repeated="2"/>
            <table:table-cell table:style-name="ce83" office:value-type="string" calcext:value-type="string">
              <text:p>Raspbian GNU/Linux 8 (jessie)</text:p>
            </table:table-cell>
            <table:table-cell table:style-name="ce38"/>
            <table:table-cell table:number-columns-repeated="1019"/>
          </table:table-row>
          <table:table-row table:style-name="ro10">
            <table:table-cell table:style-name="ce40" office:value-type="string" calcext:value-type="string">
              <text:p>Linux vendor-specific versions (e.g. /usr/sbin/eurotech_versions)</text:p>
            </table:table-cell>
            <table:table-cell table:style-name="ce38" table:number-columns-repeated="4"/>
            <table:table-cell table:number-columns-repeated="1019"/>
          </table:table-row>
          <table:table-row table:style-name="ro8">
            <table:table-cell table:style-name="ce40" office:value-type="string" calcext:value-type="string">
              <text:p>OS upgraded? (e.g. "apt-get update; apt-get upgrade")</text:p>
            </table:table-cell>
            <table:table-cell table:style-name="ce38" table:number-columns-repeated="2"/>
            <table:table-cell table:style-name="ce84" office:value-type="date" office:date-value="2017-02-13" calcext:value-type="date">
              <text:p>13.02.17</text:p>
            </table:table-cell>
            <table:table-cell table:style-name="ce38"/>
            <table:table-cell table:number-columns-repeated="1019"/>
          </table:table-row>
          <table:table-row table:style-name="ro8">
            <table:table-cell table:style-name="ce40" office:value-type="string" calcext:value-type="string">
              <text:p>JVM download URL</text:p>
            </table:table-cell>
            <table:table-cell table:style-name="ce38" table:number-columns-repeated="2"/>
            <table:table-cell table:style-name="ce83" office:value-type="string" calcext:value-type="string">
              <text:p><text:a xlink:href="http://java.oracle.com/" xlink:type="simple">http://java.oracle.com</text:a></text:p>
            </table:table-cell>
            <table:table-cell table:style-name="ce38"/>
            <table:table-cell table:number-columns-repeated="1019"/>
          </table:table-row>
          <table:table-row table:style-name="ro11">
            <table:table-cell table:style-name="ce40" office:value-type="string" calcext:value-type="string">
              <text:p>JVM Version (java -version)</text:p>
            </table:table-cell>
            <table:table-cell table:style-name="ce57" table:number-columns-repeated="2"/>
            <table:table-cell table:style-name="ce85" office:value-type="string" calcext:value-type="string">
              <text:p>java version "1.8.0_65"</text:p>
              <text:p>Java(TM) SE Runtime Environment (build 1.8.0_65-b17)</text:p>
              <text:p>Java HotSpot(TM) Client VM (build 25.65-b01, mixed mode)</text:p>
            </table:table-cell>
            <table:table-cell table:style-name="ce38"/>
            <table:table-cell table:number-columns-repeated="1019"/>
          </table:table-row>
          <table:table-row table:style-name="ro10">
            <table:table-cell table:style-name="ce40" office:value-type="string" calcext:value-type="string">
              <text:p>Kura CI Job</text:p>
            </table:table-cell>
            <table:table-cell table:style-name="ce57" table:number-columns-repeated="2"/>
            <table:table-cell table:style-name="ce40" office:value-type="string" calcext:value-type="string">
              <text:p>kura-release-candidate</text:p>
            </table:table-cell>
            <table:table-cell table:style-name="ce38"/>
            <table:table-cell table:number-columns-repeated="1019"/>
          </table:table-row>
          <table:table-row table:style-name="ro8">
            <table:table-cell table:style-name="ce40" office:value-type="string" calcext:value-type="string">
              <text:p>Kura version (CI build #(s))</text:p>
            </table:table-cell>
            <table:table-cell table:style-name="ce57" table:number-columns-repeated="2"/>
            <table:table-cell table:style-name="ce86" office:value-type="string" calcext:value-type="string" table:number-columns-spanned="2" table:number-rows-spanned="1">
              <text:p>3.0.0, build 22, build 28, build 30, build 31</text:p>
            </table:table-cell>
            <table:covered-table-cell table:style-name="ce57"/>
            <table:table-cell table:number-columns-repeated="1019"/>
          </table:table-row>
          <table:table-row table:style-name="ro8">
            <table:table-cell table:style-name="ce38" office:value-type="string" calcext:value-type="string">
              <text:p>Kura CI commit ID(s)</text:p>
            </table:table-cell>
            <table:table-cell table:style-name="ce57"/>
            <table:table-cell table:style-name="ce34"/>
            <table:table-cell table:style-name="ce39" table:number-columns-spanned="2" table:number-rows-spanned="1"/>
            <table:covered-table-cell table:style-name="ce38"/>
            <table:table-cell table:number-columns-repeated="1019"/>
          </table:table-row>
          <table:table-row table:style-name="ro8">
            <table:table-cell table:style-name="ce38" office:value-type="string" calcext:value-type="string">
              <text:p>Kura installer filename</text:p>
            </table:table-cell>
            <table:table-cell table:style-name="ce57" table:number-columns-repeated="2"/>
            <table:table-cell table:style-name="ce40" office:value-type="string" calcext:value-type="string">
              <text:p>kura_3.0.0_raspberry-pi-2-3_installer.deb</text:p>
            </table:table-cell>
            <table:table-cell table:style-name="ce38"/>
            <table:table-cell table:number-columns-repeated="1019"/>
          </table:table-row>
          <table:table-row table:style-name="ro8">
            <table:table-cell table:style-name="ce38" office:value-type="string" calcext:value-type="string">
              <text:p>Install instructions</text:p>
            </table:table-cell>
            <table:table-cell table:style-name="ce57" table:number-columns-repeated="2"/>
            <table:table-cell table:style-name="ce40" office:value-type="string" calcext:value-type="string">
              <text:p>https://eclipse.github.io/kura/doc/raspberry-pi-quick-start.html</text:p>
            </table:table-cell>
            <table:table-cell table:style-name="ce38"/>
            <table:table-cell table:number-columns-repeated="1019"/>
          </table:table-row>
          <table:table-row table:style-name="ro8">
            <table:table-cell table:style-name="ce38" office:value-type="string" calcext:value-type="string">
              <text:p>Chrome version</text:p>
            </table:table-cell>
            <table:table-cell table:style-name="ce57" table:number-columns-repeated="2"/>
            <table:table-cell table:style-name="ce40" office:value-type="string" calcext:value-type="string">
              <text:p>57; b30 w/58</text:p>
            </table:table-cell>
            <table:table-cell table:style-name="ce38"/>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Firefox version</text:p>
            </table:table-cell>
            <table:table-cell table:style-name="ce57" table:number-columns-repeated="2"/>
            <table:table-cell table:style-name="ce40" office:value-type="float" office:value="50" calcext:value-type="float">
              <text:p>50</text:p>
            </table:table-cell>
            <table:table-cell table:style-name="ce38"/>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IE version</text:p>
            </table:table-cell>
            <table:table-cell table:style-name="ce57" table:number-columns-repeated="2"/>
            <table:table-cell table:style-name="ce40" office:value-type="float" office:value="11" calcext:value-type="float">
              <text:p>11</text:p>
            </table:table-cell>
            <table:table-cell table:style-name="ce38"/>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Date</text:p>
            </table:table-cell>
            <table:table-cell table:style-name="ce57" table:number-columns-repeated="2"/>
            <table:table-cell table:style-name="ce87" office:value-type="string" calcext:value-type="string" table:number-columns-spanned="2" table:number-rows-spanned="1">
              <text:p>14. 04. 2017 – 29. 04. 2017</text:p>
            </table:table-cell>
            <table:covered-table-cell table:style-name="ce38"/>
            <table:table-cell table:number-columns-repeated="1019"/>
          </table:table-row>
          <table:table-row table:style-name="ro8">
            <table:table-cell table:style-name="ce38" office:value-type="string" calcext:value-type="string">
              <text:p>Tested By</text:p>
            </table:table-cell>
            <table:table-cell table:style-name="ce38" table:number-columns-repeated="2"/>
            <table:table-cell table:style-name="ce39" office:value-type="string" calcext:value-type="string" table:number-columns-spanned="2" table:number-rows-spanned="1">
              <text:p>Marko Erker</text:p>
            </table:table-cell>
            <table:covered-table-cell table:style-name="ce38"/>
            <table:table-cell table:number-columns-repeated="1019"/>
          </table:table-row>
          <table:table-row table:style-name="ro10">
            <table:table-cell table:style-name="ce38" table:number-columns-repeated="5"/>
            <table:table-cell table:style-name="ce35" table:number-columns-repeated="3"/>
            <table:table-cell table:style-name="ce73"/>
            <table:table-cell table:style-name="ce35" table:number-columns-repeated="1015"/>
          </table:table-row>
        </table:table-row-group>
        <table:table-row table:style-name="ro12">
          <table:table-cell table:style-name="ce38" office:value-type="string" calcext:value-type="string">
            <text:p>Necessary additional test equipment (may vary across devices)</text:p>
          </table:table-cell>
          <table:table-cell table:style-name="ce3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38" table:number-columns-repeated="3"/>
          <table:table-cell table:number-columns-repeated="1019"/>
        </table:table-row>
        <table:table-row table:style-name="ro10">
          <table:table-cell table:style-name="ce38" table:number-columns-repeated="5"/>
          <table:table-cell table:style-name="ce35" table:number-columns-repeated="3"/>
          <table:table-cell table:style-name="ce73"/>
          <table:table-cell table:style-name="ce35" table:number-columns-repeated="1015"/>
        </table:table-row>
        <table:table-row table:style-name="ro8">
          <table:table-cell table:style-name="ce38"/>
          <table:table-cell table:style-name="ce38" office:value-type="string" calcext:value-type="string">
            <text:p>Pass/Fail</text:p>
          </table:table-cell>
          <table:table-cell table:style-name="ce38" office:value-type="string" calcext:value-type="string">
            <text:p>Pass/Fail rate (executed tests only)</text:p>
          </table:table-cell>
          <table:table-cell table:style-name="ce38" table:number-columns-repeated="2"/>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All tests</text:p>
          </table:table-cell>
          <table:table-cell table:style-name="ce38" table:formula="of:=COUNTA([$Report.$A$35:$Report.$A$236])" office:value-type="float" office:value="147" calcext:value-type="float">
            <text:p>147</text:p>
          </table:table-cell>
          <table:table-cell table:style-name="ce38" table:number-columns-repeated="3"/>
          <table:table-cell table:style-name="ce35" table:number-columns-repeated="3"/>
          <table:table-cell table:style-name="ce73"/>
          <table:table-cell table:style-name="ce35" table:number-columns-repeated="1015"/>
        </table:table-row>
        <table:table-row table:style-name="ro8">
          <table:table-cell table:style-name="ce38" office:value-type="string" calcext:value-type="string">
            <text:p>Passed</text:p>
          </table:table-cell>
          <table:table-cell table:style-name="ce58" table:formula="of:=COUNTIF([$Report.$D$35:$Report.$D$236]; &quot;Y&quot;)" office:value-type="float" office:value="128" calcext:value-type="float">
            <text:p>128</text:p>
          </table:table-cell>
          <table:table-cell table:style-name="ce75" table:formula="of:=IF(([.$B$27]-[.$B$31]) &gt; 0;[.B28]/([.$B$27]-[.$B$31]);0)" office:value-type="percentage" office:value="0.962406015037594" calcext:value-type="percentage">
            <text:p>96 %</text:p>
          </table:table-cell>
          <table:table-cell table:style-name="ce38" table:number-columns-repeated="2"/>
          <table:table-cell table:number-columns-repeated="1019"/>
        </table:table-row>
        <table:table-row table:style-name="ro8">
          <table:table-cell table:style-name="ce38" office:value-type="string" calcext:value-type="string">
            <text:p>Partial</text:p>
          </table:table-cell>
          <table:table-cell table:style-name="ce59" table:formula="of:=COUNTIF([$Report.$D$35:$Report.$D$236]; &quot;P&quot;)" office:value-type="float" office:value="4" calcext:value-type="float">
            <text:p>4</text:p>
          </table:table-cell>
          <table:table-cell table:style-name="ce76" table:formula="of:=IF(([.$B$27]-[.$B$31]) &gt; 0;[.B29]/([.$B$27]-[.$B$31]);0)" office:value-type="percentage" office:value="0.0300751879699248" calcext:value-type="percentage">
            <text:p>3 %</text:p>
          </table:table-cell>
          <table:table-cell table:style-name="ce38" table:number-columns-repeated="2"/>
          <table:table-cell table:number-columns-repeated="1019"/>
        </table:table-row>
        <table:table-row table:style-name="ro8">
          <table:table-cell table:style-name="ce38" office:value-type="string" calcext:value-type="string">
            <text:p>Failed</text:p>
          </table:table-cell>
          <table:table-cell table:style-name="ce60" table:formula="of:=COUNTIF([$Report.$D$35:$Report.$D$236]; &quot;N&quot;)" office:value-type="float" office:value="1" calcext:value-type="float">
            <text:p>1</text:p>
          </table:table-cell>
          <table:table-cell table:style-name="ce77" table:formula="of:=IF(([.$B$27]-[.$B$31]) &gt; 0;[.B30]/([.$B$27]-[.$B$31]);0)" office:value-type="percentage" office:value="0.0075187969924812" calcext:value-type="percentage">
            <text:p>1 %</text:p>
          </table:table-cell>
          <table:table-cell table:style-name="ce38" table:number-columns-repeated="2"/>
          <table:table-cell table:number-columns-repeated="1019"/>
        </table:table-row>
        <table:table-row table:style-name="ro8">
          <table:table-cell table:style-name="ce38" office:value-type="string" calcext:value-type="string">
            <text:p>Not tested</text:p>
          </table:table-cell>
          <table:table-cell table:style-name="ce61" table:formula="of:=[.$B$27]-[.$B$28]-[.$B$29]-[.$B$30]" office:value-type="float" office:value="14" calcext:value-type="float">
            <text:p>14</text:p>
          </table:table-cell>
          <table:table-cell table:style-name="ce78"/>
          <table:table-cell table:style-name="ce38" table:number-columns-repeated="2"/>
          <table:table-cell table:number-columns-repeated="1019"/>
        </table:table-row>
        <table:table-row table:style-name="ro10">
          <table:table-cell table:style-name="ce35"/>
          <table:table-cell table:number-columns-repeated="2"/>
          <table:table-cell table:style-name="ce35" table:number-columns-repeated="2"/>
          <table:table-cell table:number-columns-repeated="1019"/>
        </table:table-row>
        <table:table-row table:style-name="ro7">
          <table:table-cell table:style-name="ce41" office:value-type="string" calcext:value-type="string">
            <text:p>Test Report</text:p>
          </table:table-cell>
          <table:table-cell/>
          <table:table-cell table:style-name="ce79"/>
          <table:table-cell table:style-name="ce41"/>
          <table:table-cell table:style-name="ce98"/>
          <table:table-cell table:number-columns-repeated="1019"/>
        </table:table-row>
        <table:table-row table:style-name="ro13">
          <table:table-cell table:style-name="ce42" office:value-type="string" calcext:value-type="string">
            <text:p>Test ID</text:p>
          </table:table-cell>
          <table:table-cell table:style-name="ce42" office:value-type="string" calcext:value-type="string">
            <text:p>Test procedure/steps</text:p>
          </table:table-cell>
          <table:table-cell table:style-name="ce42" office:value-type="string" calcext:value-type="string">
            <text:p>Test Comments</text:p>
            <text:p>Installation and upgrade scripts</text:p>
          </table:table-cell>
          <table:table-cell table:style-name="ce42" office:value-type="string" calcext:value-type="string">
            <text:p>Pass (Y/N?)</text:p>
          </table:table-cell>
          <table:table-cell table:style-name="ce42" office:value-type="string" calcext:value-type="string">
            <text:p>Bug filed and additional information on test conditions</text:p>
          </table:table-cell>
          <table:table-cell table:style-name="ce42" office:value-type="string" calcext:value-type="string">
            <text:p>Build 22</text:p>
          </table:table-cell>
          <table:table-cell table:style-name="ce42" office:value-type="string" calcext:value-type="string">
            <text:p>Build 28</text:p>
          </table:table-cell>
          <table:table-cell table:style-name="ce42" office:value-type="string" calcext:value-type="string">
            <text:p>Build 30</text:p>
          </table:table-cell>
          <table:table-cell table:style-name="ce42" office:value-type="string" calcext:value-type="string">
            <text:p>Build 31</text:p>
          </table:table-cell>
          <table:table-cell table:style-name="ce103" table:number-columns-repeated="1015"/>
        </table:table-row>
        <table:table-row table:style-name="ro14">
          <table:table-cell table:style-name="ce43"/>
          <table:table-cell table:style-name="ce63"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65"/>
          <table:table-cell table:style-name="ce88"/>
          <table:table-cell table:style-name="ce63" table:number-columns-repeated="4"/>
          <table:table-cell table:style-name="ce53"/>
          <table:table-cell table:style-name="ce99" table:number-columns-repeated="18"/>
          <table:table-cell table:number-columns-repeated="997"/>
        </table:table-row>
        <table:table-row table:style-name="ro15">
          <table:table-cell table:style-name="ce43" office:value-type="string" calcext:value-type="string">
            <text:p>SYS-001</text:p>
          </table:table-cell>
          <table:table-cell table:style-name="ce63"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63"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89" office:value-type="string" calcext:value-type="string">
            <text:p>Y</text:p>
          </table:table-cell>
          <table:table-cell table:style-name="ce63" office:value-type="string" calcext:value-type="string">
            <text:p>1) #1372</text:p>
            <text:p>x86_64 fragments in RPi3 installation</text:p>
          </table:table-cell>
          <table:table-cell table:number-columns-repeated="3" table:style-name="ce63" office:value-type="string" calcext:value-type="string">
            <text:p>OK</text:p>
          </table:table-cell>
          <table:table-cell table:style-name="ce53" office:value-type="string" calcext:value-type="string">
            <text:p>1) #1372</text:p>
            <text:p>but still OK</text:p>
          </table:table-cell>
          <table:table-cell table:style-name="ce99" table:number-columns-repeated="18"/>
          <table:table-cell table:number-columns-repeated="997"/>
        </table:table-row>
        <table:table-row table:style-name="ro16">
          <table:table-cell table:style-name="ce44" office:value-type="string" calcext:value-type="string">
            <text:p>SYS-002</text:p>
          </table:table-cell>
          <table:table-cell table:style-name="ce64" office:value-type="string" calcext:value-type="string">
            <text:p>Uninstall</text:p>
            <text:p>apt-get purge kura</text:p>
            <text:p/>
            <text:p>make sure that all files are deleted afterward from /opt/eclipse/kura*</text:p>
          </table:table-cell>
          <table:table-cell table:style-name="ce64"/>
          <table:table-cell table:style-name="ce90" office:value-type="string" calcext:value-type="string">
            <text:p>P</text:p>
          </table:table-cell>
          <table:table-cell table:style-name="ce64" office:value-type="string" calcext:value-type="string">
            <text:p>Only link is deleted; known issue</text:p>
          </table:table-cell>
          <table:table-cell table:number-columns-repeated="3" table:style-name="ce64" office:value-type="string" calcext:value-type="string">
            <text:p>P</text:p>
          </table:table-cell>
          <table:table-cell table:style-name="ce101"/>
          <table:table-cell table:style-name="ce104" table:number-columns-repeated="18"/>
          <table:table-cell table:style-name="ce35" table:number-columns-repeated="997"/>
        </table:table-row>
        <table:table-row table:style-name="ro10">
          <table:table-cell table:style-name="ce43"/>
          <table:table-cell table:style-name="ce65" table:number-columns-repeated="2"/>
          <table:table-cell table:style-name="ce88"/>
          <table:table-cell table:style-name="ce63" table:number-columns-repeated="4"/>
          <table:table-cell table:style-name="ce101"/>
          <table:table-cell table:style-name="ce104" table:number-columns-repeated="18"/>
          <table:table-cell table:style-name="ce35" table:number-columns-repeated="997"/>
        </table:table-row>
        <table:table-row table:style-name="ro8">
          <table:table-cell table:style-name="ce43"/>
          <table:table-cell table:style-name="ce65" office:value-type="string" calcext:value-type="string">
            <text:p>First boot and General Kura Functions</text:p>
          </table:table-cell>
          <table:table-cell table:style-name="ce65"/>
          <table:table-cell table:style-name="ce88"/>
          <table:table-cell table:style-name="ce63" table:number-columns-repeated="4"/>
          <table:table-cell table:style-name="ce102"/>
          <table:table-cell table:style-name="ce105" table:number-columns-repeated="18"/>
          <table:table-cell table:style-name="ce103" table:number-columns-repeated="997"/>
        </table:table-row>
        <table:table-row table:style-name="ro17">
          <table:table-cell table:style-name="ce43" office:value-type="string" calcext:value-type="string">
            <text:p>DEN-001</text:p>
          </table:table-cell>
          <table:table-cell table:style-name="ce63" office:value-type="string" calcext:value-type="string">
            <text:p>Power on a device loaded with last Kura release. Start Chrome browser (note the version used) in "incognito mode" and try to connect to Kura Admin web page.</text:p>
          </table:table-cell>
          <table:table-cell table:style-name="ce63" office:value-type="string" calcext:value-type="string">
            <text:p>Connect to http://&lt;host&gt;/</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office:value-type="string" calcext:value-type="string">
            <text:p>OK</text:p>
          </table:table-cell>
          <table:table-cell table:style-name="ce99" table:number-columns-repeated="18"/>
          <table:table-cell table:number-columns-repeated="997"/>
        </table:table-row>
        <table:table-row table:style-name="ro18">
          <table:table-cell table:style-name="ce43" office:value-type="string" calcext:value-type="string">
            <text:p>DEN-002</text:p>
          </table:table-cell>
          <table:table-cell table:style-name="ce63" office:value-type="string" calcext:value-type="string">
            <text:p>Verify that the web page opens a login window with username/password = admin/admin</text:p>
          </table:table-cell>
          <table:table-cell table:style-name="ce63" office:value-type="string" calcext:value-type="string">
            <text:p>Note: basic authentication, so the prompts may differ.</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office:value-type="string" calcext:value-type="string">
            <text:p>OK</text:p>
          </table:table-cell>
          <table:table-cell table:style-name="ce99" table:number-columns-repeated="18"/>
          <table:table-cell table:number-columns-repeated="997"/>
        </table:table-row>
        <table:table-row table:style-name="ro19">
          <table:table-cell table:style-name="ce43" office:value-type="string" calcext:value-type="string">
            <text:p>DEN-003</text:p>
          </table:table-cell>
          <table:table-cell table:style-name="ce63"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office:value-type="string" calcext:value-type="string">
            <text:p>OK</text:p>
          </table:table-cell>
          <table:table-cell table:style-name="ce99" table:number-columns-repeated="18"/>
          <table:table-cell table:number-columns-repeated="997"/>
        </table:table-row>
        <table:table-row table:style-name="ro20">
          <table:table-cell table:style-name="ce43" office:value-type="string" calcext:value-type="string">
            <text:p>DEN-004</text:p>
          </table:table-cell>
          <table:table-cell table:style-name="ce63"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office:value-type="string" calcext:value-type="string">
            <text:p>OK</text:p>
          </table:table-cell>
          <table:table-cell table:style-name="ce99" table:number-columns-repeated="18"/>
          <table:table-cell table:number-columns-repeated="997"/>
        </table:table-row>
        <table:table-row table:style-name="ro6">
          <table:table-cell table:style-name="ce43" office:value-type="string" calcext:value-type="string">
            <text:p>DEN-005</text:p>
          </table:table-cell>
          <table:table-cell table:style-name="ce63" office:value-type="string" calcext:value-type="string">
            <text:p>Select several of the tabs, to make sure they display.</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office:value-type="string" calcext:value-type="string">
            <text:p>OK</text:p>
          </table:table-cell>
          <table:table-cell table:style-name="ce99" table:number-columns-repeated="18"/>
          <table:table-cell table:number-columns-repeated="997"/>
        </table:table-row>
        <table:table-row table:style-name="ro8">
          <table:table-cell table:style-name="ce43" office:value-type="string" calcext:value-type="string">
            <text:p>DEN-006</text:p>
          </table:table-cell>
          <table:table-cell table:style-name="ce63" office:value-type="string" calcext:value-type="string">
            <text:p>Repeat the above steps with Internet Explorer (note the version us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3"/>
          <table:table-cell table:style-name="ce99" table:number-columns-repeated="18"/>
          <table:table-cell table:number-columns-repeated="997"/>
        </table:table-row>
        <table:table-row table:style-name="ro8">
          <table:table-cell table:style-name="ce43" office:value-type="string" calcext:value-type="string">
            <text:p>DEN-007</text:p>
          </table:table-cell>
          <table:table-cell table:style-name="ce63" office:value-type="string" calcext:value-type="string">
            <text:p>Repeat the above steps with Mozilla Firefox (note the version us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3"/>
          <table:table-cell table:style-name="ce99" table:number-columns-repeated="18"/>
          <table:table-cell table:number-columns-repeated="997"/>
        </table:table-row>
        <table:table-row table:style-name="ro21">
          <table:table-cell table:style-name="ce44" office:value-type="string" calcext:value-type="string">
            <text:p>DEN-008</text:p>
          </table:table-cell>
          <table:table-cell table:style-name="ce64" office:value-type="string" calcext:value-type="string">
            <text:p>Logout</text:p>
          </table:table-cell>
          <table:table-cell table:style-name="ce64"/>
          <table:table-cell table:style-name="ce90"/>
          <table:table-cell table:style-name="ce64" table:number-columns-repeated="4"/>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88"/>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997"/>
        </table:table-row>
        <table:table-row table:style-name="ro8">
          <table:table-cell table:style-name="ce43"/>
          <table:table-cell table:style-name="ce65" office:value-type="string" calcext:value-type="string">
            <text:p>Ethernet</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NET-ETH0-001</text:p>
          </table:table-cell>
          <table:table-cell table:style-name="ce63"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63" office:value-type="string" calcext:value-type="string">
            <text:p>`ifconfig` or `ip addr`</text:p>
            <text:p>route</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NET-ETH0-002</text:p>
          </table:table-cell>
          <table:table-cell table:style-name="ce63" office:value-type="string" calcext:value-type="string">
            <text:p>Open an ssh console and check settings to make sure they are correct: </text:p>
            <text:p>ifconfig should show eth0 with correct ip address and subnet. </text:p>
          </table:table-cell>
          <table:table-cell table:style-name="ce63" office:value-type="string" calcext:value-type="string">
            <text:p>ifconfig</text:p>
            <text:p>or</text:p>
            <text:p>ifconfig eth0</text:p>
            <text:p>or</text:p>
            <text:p>ip addr</text:p>
          </table:table-cell>
          <table:table-cell table:style-name="ce91" office:value-type="string" calcext:value-type="string">
            <text:p>P</text:p>
          </table:table-cell>
          <table:table-cell table:style-name="ce63" office:value-type="string" calcext:value-type="string">
            <text:p>1)</text:p>
            <text:p>Ifconfig and route are OK, but /etc/resolv.conf is not cleaned up and nameservers are not shown in GUI</text:p>
          </table:table-cell>
          <table:table-cell table:number-columns-repeated="2" table:style-name="ce63" office:value-type="string" calcext:value-type="string">
            <text:p>OK</text:p>
          </table:table-cell>
          <table:table-cell table:style-name="ce63" office:value-type="string" calcext:value-type="string">
            <text:p>1)</text:p>
          </table:table-cell>
          <table:table-cell table:style-name="ce101"/>
          <table:table-cell table:style-name="ce104" table:number-columns-repeated="18"/>
          <table:table-cell table:style-name="ce35" table:number-columns-repeated="2"/>
          <table:table-cell table:number-columns-repeated="995"/>
        </table:table-row>
        <table:table-row table:style-name="ro12">
          <table:table-cell table:style-name="ce43" office:value-type="string" calcext:value-type="string">
            <text:p>NET-ETH0-003</text:p>
          </table:table-cell>
          <table:table-cell table:style-name="ce63"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63"/>
          <table:table-cell table:style-name="ce91" office:value-type="string" calcext:value-type="string">
            <text:p>Y</text:p>
          </table:table-cell>
          <table:table-cell table:style-name="ce63" office:value-type="string" calcext:value-type="string">
            <text:p>#923 still present</text:p>
          </table:table-cell>
          <table:table-cell table:number-columns-repeated="3" table:style-name="ce63" office:value-type="string" calcext:value-type="string">
            <text:p>OK</text:p>
          </table:table-cell>
          <table:table-cell table:style-name="ce101"/>
          <table:table-cell table:style-name="ce52"/>
          <table:table-cell table:style-name="ce101"/>
          <table:table-cell table:style-name="ce52" table:number-columns-repeated="16"/>
          <table:table-cell table:style-name="ce73" table:number-columns-repeated="2"/>
          <table:table-cell table:number-columns-repeated="995"/>
        </table:table-row>
        <table:table-row table:style-name="ro24">
          <table:table-cell table:style-name="ce43" office:value-type="string" calcext:value-type="string">
            <text:p>NET-ETH0-004</text:p>
          </table:table-cell>
          <table:table-cell table:style-name="ce63" office:value-type="string" calcext:value-type="string">
            <text:p>Modify MqttDataTransport configuration to connect using ssl : mqtts://iot.eclipse.org:8883. Verify the gateway reconnects to the broker.</text:p>
          </table:table-cell>
          <table:table-cell table:style-name="ce63"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NET-ETH0-005</text:p>
          </table:table-cell>
          <table:table-cell table:style-name="ce63" office:value-type="string" calcext:value-type="string">
            <text:p>Reboot the gateway (Power OFF/ON) and check it reconnect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5">
          <table:table-cell table:style-name="ce43" office:value-type="string" calcext:value-type="string">
            <text:p>NET-ETH0-006</text:p>
          </table:table-cell>
          <table:table-cell table:style-name="ce63"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63" office:value-type="string" calcext:value-type="string">
            <text:p>route</text:p>
            <text:p>and/or</text:p>
            <text:p>ip route</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NET-ETH0-007</text:p>
          </table:table-cell>
          <table:table-cell table:style-name="ce63"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ETH0-008</text:p>
          </table:table-cell>
          <table:table-cell table:style-name="ce63" office:value-type="string" calcext:value-type="string">
            <text:p>Reconfigure eth0 to use DHCP Client. Use console to determine eth0 address after reconfiguration. Repeat ifconfig, route, /etc/resolv.conf, ssh login, and ping tests.</text:p>
          </table:table-cell>
          <table:table-cell table:style-name="ce63"/>
          <table:table-cell table:style-name="ce91" office:value-type="string" calcext:value-type="string">
            <text:p>Y</text:p>
          </table:table-cell>
          <table:table-cell table:style-name="ce99"/>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NET-ETH0-009</text:p>
          </table:table-cell>
          <table:table-cell table:style-name="ce63" office:value-type="string" calcext:value-type="string">
            <text:p>Remove Ethernet cable and reboot. Check ifconfig – there should be no addres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7">
          <table:table-cell table:style-name="ce43" office:value-type="string" calcext:value-type="string">
            <text:p>NET-ETH0-010</text:p>
          </table:table-cell>
          <table:table-cell table:style-name="ce63"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8">
          <table:table-cell table:style-name="ce43" office:value-type="string" calcext:value-type="string">
            <text:p>NET-ETH0-011</text:p>
          </table:table-cell>
          <table:table-cell table:style-name="ce63"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63"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NET-ETH0-012</text:p>
          </table:table-cell>
          <table:table-cell table:style-name="ce63"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NET-ETH0-013</text:p>
          </table:table-cell>
          <table:table-cell table:style-name="ce63"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ETH0-014</text:p>
          </table:table-cell>
          <table:table-cell table:style-name="ce63"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number-columns-repeated="2"/>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ETH0-017</text:p>
          </table:table-cell>
          <table:table-cell table:style-name="ce63" office:value-type="string" calcext:value-type="string">
            <text:p>Confirm that IPv6 is disabled for wired network interfaces (eth0, eth1 if available). Execute ifconfig eth0 and inspect the ouptut.</text:p>
          </table:table-cell>
          <table:table-cell table:style-name="ce80" office:value-type="string" calcext:value-type="string">
            <text:p>line that displays with Ipv6 address must not be present, e.g.:</text:p>
            <text:p>inet6 addr: fe80::2677:3ff:fe52:639c/64 Scope:Link</text:p>
          </table:table-cell>
          <table:table-cell table:style-name="ce91" office:value-type="string" calcext:value-type="string">
            <text:p>Y</text:p>
          </table:table-cell>
          <table:table-cell table:style-name="ce63" table:number-columns-repeated="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Wifi</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9">
          <table:table-cell table:style-name="ce43" office:value-type="string" calcext:value-type="string">
            <text:p>NET-WIFI-001</text:p>
          </table:table-cell>
          <table:table-cell table:style-name="ce63"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NET-WIFI-002</text:p>
          </table:table-cell>
          <table:table-cell table:style-name="ce63" office:value-type="string" calcext:value-type="string">
            <text:p>Try to get an IP address from a laptop connecting to the WiFi SSID kura_gateway and verify Kura Admin web page can be opened on 172.16.1.1</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30">
          <table:table-cell table:style-name="ce43" office:value-type="string" calcext:value-type="string">
            <text:p>NET-WIFI-003</text:p>
          </table:table-cell>
          <table:table-cell table:style-name="ce63"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63" office:value-type="string" calcext:value-type="string">
            <text:p>Note: eth0 may take ~30 s to be disabled.</text:p>
            <text:p/>
            <text:p>Note: in Station Mode only one mode is available and preselected: all modulations.</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NET-WIFI-004</text:p>
          </table:table-cell>
          <table:table-cell table:style-name="ce63"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WIFI-005</text:p>
          </table:table-cell>
          <table:table-cell table:style-name="ce63" office:value-type="string" calcext:value-type="string">
            <text:p>Modify MqttDataTransport configuration to connect using ssl: mqtts://iot.eclipse.org:8883.</text:p>
            <text:p>Verify the gateway reconnects to EC.</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NET-WIFI-006</text:p>
          </table:table-cell>
          <table:table-cell table:style-name="ce63" office:value-type="string" calcext:value-type="string">
            <text:p>Reboot the gateway (power OFF/ON) and check it reconnects on EC console</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WIFI-007</text:p>
          </table:table-cell>
          <table:table-cell table:style-name="ce63" office:value-type="string" calcext:value-type="string">
            <text:p>Confirm that IPv6 is disabled for wireless network interfaces (wlan0, wlan1 if available). Execute ifconfig wlan0 and inspect the ouptut.</text:p>
          </table:table-cell>
          <table:table-cell table:style-name="ce80" office:value-type="string" calcext:value-type="string">
            <text:p>line that displays with Ipv6 address must not be present, e.g.:</text:p>
            <text:p>inet6 addr: fe80::2677:3ff:fe52:639c/64 Scope:Link</text:p>
          </table:table-cell>
          <table:table-cell table:style-name="ce91" office:value-type="string" calcext:value-type="string">
            <text:p>Y</text:p>
          </table:table-cell>
          <table:table-cell table:style-name="ce63" table:number-columns-repeated="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Firewal: Open Ports</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table:table-cell table:style-name="ce63" office:value-type="string" calcext:value-type="string">
            <text:p>Precondition: wlan0 is enabled and configured for lan as in NET-WIFI-001</text:p>
            <text:p/>
            <text:p><text:span text:style-name="T3">Verify that the INPUT and FORWARD policies are set to DROP in iptables (Kura sets these policies).</text:span></text:p>
          </table:table-cell>
          <table:table-cell table:style-name="ce63" office:value-type="string" calcext:value-type="string">
            <text:p><text:span text:style-name="T3">iptables --policy INPUT DROP</text:span></text:p>
            <text:p/>
          </table:table-cell>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31">
          <table:table-cell table:style-name="ce43" office:value-type="string" calcext:value-type="string">
            <text:p>NET-FW-001</text:p>
          </table:table-cell>
          <table:table-cell table:style-name="ce63"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63" office:value-type="string" calcext:value-type="string">
            <text:p>It is better to use</text:p>
            <text:p>nc -lk 5400</text:p>
            <text:p>so that nc keeps on listening for more connections.</text:p>
            <text:p/>
            <text:p><text:span text:style-name="T2">BBB requires use of -p option:</text:span></text:p>
            <text:p><text:span text:style-name="T2">nc -l -p 5400</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NET-FW-002</text:p>
          </table:table-cell>
          <table:table-cell table:style-name="ce63" office:value-type="string" calcext:value-type="string">
            <text:p>Remove entry created in the previous step and verify that unit no longer allows connections to port 5400.</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1">
          <table:table-cell table:style-name="ce45" office:value-type="string" calcext:value-type="string">
            <text:p>NET-FW-002.5</text:p>
          </table:table-cell>
          <table:table-cell table:style-name="ce66" office:value-type="string" calcext:value-type="string">
            <text:p>Test port range the same way as before (NET-FW-001): 5400:5402.</text:p>
          </table:table-cell>
          <table:table-cell table:style-name="ce66"/>
          <table:table-cell table:style-name="ce92" office:value-type="string" calcext:value-type="string">
            <text:p>Y</text:p>
          </table:table-cell>
          <table:table-cell table:style-name="ce66"/>
          <table:table-cell table:style-name="ce63" office:value-type="string" calcext:value-type="string">
            <text:p>OK</text:p>
          </table:table-cell>
          <table:table-cell table:number-columns-repeated="2" table:style-name="ce66" office:value-type="string" calcext:value-type="string">
            <text:p>OK</text:p>
          </table:table-cell>
          <table:table-cell table:style-name="ce101"/>
          <table:table-cell table:style-name="ce104" table:number-columns-repeated="18"/>
          <table:table-cell table:style-name="ce35" table:number-columns-repeated="997"/>
        </table:table-row>
        <table:table-row table:style-name="ro11">
          <table:table-cell table:style-name="ce43" office:value-type="string" calcext:value-type="string">
            <text:p>NET-FW-003</text:p>
          </table:table-cell>
          <table:table-cell table:style-name="ce63"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FW-004</text:p>
          </table:table-cell>
          <table:table-cell table:style-name="ce63" office:value-type="string" calcext:value-type="string">
            <text:p>Edit the 'port 5400' entry to allow connection based on permitted interface (eth0) instead of network. Verify that only packets arrived on this interface are allowed. <text:s/></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NET-FW-005</text:p>
          </table:table-cell>
          <table:table-cell table:style-name="ce63"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FW-006</text:p>
          </table:table-cell>
          <table:table-cell table:style-name="ce63"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NET-FW-007</text:p>
          </table:table-cell>
          <table:table-cell table:style-name="ce63"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Firewal: Port Forwarding</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32">
          <table:table-cell table:style-name="ce43" office:value-type="string" calcext:value-type="string">
            <text:p>NET-FW-008</text:p>
          </table:table-cell>
          <table:table-cell table:style-name="ce63"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63"/>
          <table:table-cell table:style-name="ce91" office:value-type="string" calcext:value-type="string">
            <text:p>Y</text:p>
          </table:table-cell>
          <table:table-cell table:style-name="ce100"/>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NET-FW-009</text:p>
          </table:table-cell>
          <table:table-cell table:style-name="ce63"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 </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NET-FW-010</text:p>
          </table:table-cell>
          <table:table-cell table:style-name="ce63" office:value-type="string" calcext:value-type="string">
            <text:p>Modify port forwarding entry by specifying permitted MAC address. Verify that connection allowed only if originated from the specified host. </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NET-FW-011</text:p>
          </table:table-cell>
          <table:table-cell table:style-name="ce63"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NET-FW-012</text:p>
          </table:table-cell>
          <table:table-cell table:style-name="ce63"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63"/>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Firewal: IP Forwarding/Masquerading</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9">
          <table:table-cell table:style-name="ce43" office:value-type="string" calcext:value-type="string">
            <text:p>NET-FW-013</text:p>
          </table:table-cell>
          <table:table-cell table:style-name="ce63"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63" office:value-type="string" calcext:value-type="string">
            <text:p>Server/destination on e.g. 172.16.0.5:</text:p>
            <text:p>nc -l 5400</text:p>
            <text:p/>
            <text:p>Client/source on 10.11.5.x:</text:p>
            <text:p>nc 172.16.0.5 5400</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Kura web UI Package Deployment</text:p>
          </table:table-cell>
          <table:table-cell table:style-name="ce65"/>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DEN-DEPLOY-001</text:p>
          </table:table-cell>
          <table:table-cell table:style-name="ce63" office:value-type="string" calcext:value-type="string">
            <text:p>Install from the System-&gt;Packages the org.eclipse.kura.example.publisher.ExamplePublisher deployment package (<text:a xlink:href="https://s3.amazonaws.com/esf-" xlink:type="simple">https://s3.amazonaws.com/esf-</text:a>resources/securityQA/org.eclipse.kura.example.publisher.dp) and verify after clicking on "Refresh" that the bundle is listed in the Services window and its configuration is accessible</text:p>
          </table:table-cell>
          <table:table-cell table:style-name="ce63"/>
          <table:table-cell table:style-name="ce91" office:value-type="string" calcext:value-type="string">
            <text:p>P</text:p>
          </table:table-cell>
          <table:table-cell table:style-name="ce63" office:value-type="string" calcext:value-type="string">
            <text:p>1) #1334</text:p>
            <text:p>DP is installed, but doesn’t show in Services. Installation of a local publisher works OK.</text:p>
          </table:table-cell>
          <table:table-cell table:style-name="ce63" office:value-type="string" calcext:value-type="string">
            <text:p>#1334</text:p>
          </table:table-cell>
          <table:table-cell table:number-columns-repeated="2" table:style-name="ce63" office:value-type="string" calcext:value-type="string">
            <text:p>stil #1334, otherwise OK</text:p>
          </table:table-cell>
          <table:table-cell table:style-name="ce52"/>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DEN-DEPLOY-002</text:p>
          </table:table-cell>
          <table:table-cell table:style-name="ce63"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DEPLOY-003</text:p>
          </table:table-cell>
          <table:table-cell table:style-name="ce63" office:value-type="string" calcext:value-type="string">
            <text:p>Reboot the gateway (power OFF/ON) and check after reconnection that publisher application is still publishing with the same parameter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DEN-DEPLOY-004</text:p>
          </table:table-cell>
          <table:table-cell table:style-name="ce63"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DEN-DEPLOY-005</text:p>
          </table:table-cell>
          <table:table-cell table:style-name="ce63"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DEPLOY-006</text:p>
          </table:table-cell>
          <table:table-cell table:style-name="ce63" office:value-type="string" calcext:value-type="string">
            <text:p>Reboot the gateway (power OFF/ON) and check after reconnection that publisher application is still not installed and not publishing</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2">
          <table:table-cell table:style-name="ce46" office:value-type="string" calcext:value-type="string">
            <text:p>DEN-DEPLOY-007</text:p>
          </table:table-cell>
          <table:table-cell table:style-name="ce67"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67"/>
          <table:table-cell table:style-name="ce93" office:value-type="string" calcext:value-type="string">
            <text:p>Y</text:p>
          </table:table-cell>
          <table:table-cell table:style-name="ce67"/>
          <table:table-cell table:style-name="ce63" office:value-type="string" calcext:value-type="string">
            <text:p>OK</text:p>
          </table:table-cell>
          <table:table-cell table:style-name="ce67" office:value-type="string" calcext:value-type="string">
            <text:p>OK</text:p>
          </table:table-cell>
          <table:table-cell table:style-name="ce66"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33">
          <table:table-cell table:style-name="ce46" office:value-type="string" calcext:value-type="string">
            <text:p>DEN-DEPLOY-008</text:p>
          </table:table-cell>
          <table:table-cell table:style-name="ce67" office:value-type="string" calcext:value-type="string">
            <text:p>Drag one of the components to a location not planned for installation - installation shouldn't trigger</text:p>
          </table:table-cell>
          <table:table-cell table:style-name="ce66"/>
          <table:table-cell table:style-name="ce91" office:value-type="string" calcext:value-type="string">
            <text:p>Y</text:p>
          </table:table-cell>
          <table:table-cell table:style-name="ce66"/>
          <table:table-cell table:style-name="ce63" office:value-type="string" calcext:value-type="string">
            <text:p>OK</text:p>
          </table:table-cell>
          <table:table-cell table:number-columns-repeated="2" table:style-name="ce66" office:value-type="string" calcext:value-type="string">
            <text:p>OK</text:p>
          </table:table-cell>
          <table:table-cell table:style-name="ce53"/>
          <table:table-cell table:style-name="ce99" table:number-columns-repeated="18"/>
          <table:table-cell table:number-columns-repeated="997"/>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Kura Admin web page Configuration</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DEN-CONF-001</text:p>
          </table:table-cell>
          <table:table-cell table:style-name="ce63"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02</text:p>
          </table:table-cell>
          <table:table-cell table:style-name="ce63" office:value-type="string" calcext:value-type="string">
            <text:p>Change publish.rate and check the time interval is correct on the log.</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03</text:p>
          </table:table-cell>
          <table:table-cell table:style-name="ce63" office:value-type="string" calcext:value-type="string">
            <text:p>Change publish.appTopic and check the topic changes on the log.</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04</text:p>
          </table:table-cell>
          <table:table-cell table:style-name="ce63" office:value-type="string" calcext:value-type="string">
            <text:p>Try to change metric.integer.fixed, you should not be allowed to edit this fiel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05</text:p>
          </table:table-cell>
          <table:table-cell table:style-name="ce63" office:value-type="string" calcext:value-type="string">
            <text:p>Try to change metric.long to 4294967297, an error should be reported saying “Value must be smaller or equal to 4294967296”.</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7" office:value-type="string" calcext:value-type="string">
            <text:p>DEN-CONF-005.5</text:p>
          </table:table-cell>
          <table:table-cell table:style-name="ce68" office:value-type="string" calcext:value-type="string">
            <text:p>Try to change metric.long to 9999999999999999999 (outside long type range), an error should be reported saying “<text:span text:style-name="T4">Value 9999999999999999999 is invalid.</text:span>”.</text:p>
          </table:table-cell>
          <table:table-cell table:style-name="ce48"/>
          <table:table-cell table:style-name="ce94" office:value-type="string" calcext:value-type="string">
            <text:p>Y</text:p>
          </table:table-cell>
          <table:table-cell table:style-name="ce63"/>
          <table:table-cell table:style-name="ce63" office:value-type="string" calcext:value-type="string">
            <text:p>OK</text:p>
          </table:table-cell>
          <table:table-cell table:style-name="ce48" office:value-type="string" calcext:value-type="string">
            <text:p>OK</text:p>
          </table:table-cell>
          <table:table-cell table:style-name="ce63" office:value-type="string" calcext:value-type="string">
            <text:p>OK</text:p>
          </table:table-cell>
          <table:table-cell table:style-name="ce101"/>
          <table:table-cell table:style-name="ce104" table:number-columns-repeated="18"/>
          <table:table-cell table:style-name="ce35" table:number-columns-repeated="997"/>
        </table:table-row>
        <table:table-row table:style-name="ro9">
          <table:table-cell table:style-name="ce43" office:value-type="string" calcext:value-type="string">
            <text:p>DEN-CONF-006</text:p>
          </table:table-cell>
          <table:table-cell table:style-name="ce63" office:value-type="string" calcext:value-type="string">
            <text:p>Try to change metric.long to -4294967297, an error should be reported saying "Value must be greater or equal to -4294967296”.</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07</text:p>
          </table:table-cell>
          <table:table-cell table:style-name="ce63" office:value-type="string" calcext:value-type="string">
            <text:p>Try to change metric.long to 0.1, an error should be reported saying “<text:span text:style-name="T4">Value 0.1 is invalid.</text:span>”.</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08</text:p>
          </table:table-cell>
          <table:table-cell table:style-name="ce63" office:value-type="string" calcext:value-type="string">
            <text:p>Change metric.long to 0 and check on the log that the message is publish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09</text:p>
          </table:table-cell>
          <table:table-cell table:style-name="ce63" office:value-type="string" calcext:value-type="string">
            <text:p>Try to change metric.integer to 2147483601, an error should be reported saying “Value must be smaller or equal to 214748360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0</text:p>
          </table:table-cell>
          <table:table-cell table:style-name="ce63" office:value-type="string" calcext:value-type="string">
            <text:p>Try to change metric. integer to -2147483601, an error should be reported saying “Value must be greater or equal to -214748360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1</text:p>
          </table:table-cell>
          <table:table-cell table:style-name="ce63" office:value-type="string" calcext:value-type="string">
            <text:p>Try to change metric.integer to 2147483648 (just outside int type range), an error should be reported saying “<text:span text:style-name="T4">Value 2147483648 is invalid.</text:span>”.</text:p>
          </table:table-cell>
          <table:table-cell table:style-name="ce63" office:value-type="string" calcext:value-type="string">
            <text:p>"For input string…" is not an appropriate error message if a number is specified!</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2</text:p>
          </table:table-cell>
          <table:table-cell table:style-name="ce63" office:value-type="string" calcext:value-type="string">
            <text:p>Try to change metric.integer to 0.1, an error should be reported saying “<text:span text:style-name="T4">Value 0.1 is invalid.</text:span>”.</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13</text:p>
          </table:table-cell>
          <table:table-cell table:style-name="ce63" office:value-type="string" calcext:value-type="string">
            <text:p>Change metric.integer to 0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4</text:p>
          </table:table-cell>
          <table:table-cell table:style-name="ce63" office:value-type="string" calcext:value-type="string">
            <text:p>Try to change metric.short to 32761, an error should be reported saying “Value must be smaller or equal to 3276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5</text:p>
          </table:table-cell>
          <table:table-cell table:style-name="ce63" office:value-type="string" calcext:value-type="string">
            <text:p>Try to change metric.short to - 32761, an error should be reported saying “Value must be greater or equal to -3276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6</text:p>
          </table:table-cell>
          <table:table-cell table:style-name="ce63" office:value-type="string" calcext:value-type="string">
            <text:p>Try to change metric.short to 32768, an error should be reported saying “<text:span text:style-name="T4">Value 32768 is invalid.</text:span>”.</text:p>
          </table:table-cell>
          <table:table-cell table:style-name="ce63" office:value-type="string" calcext:value-type="string">
            <text:p>"For input string…" is not an appropriate error message if a number is specified!</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7</text:p>
          </table:table-cell>
          <table:table-cell table:style-name="ce63" office:value-type="string" calcext:value-type="string">
            <text:p>Try to change metric.short to 0.1, an error should be reported saying “<text:span text:style-name="T4">Value 0.1 is invalid.</text:span>”.</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18</text:p>
          </table:table-cell>
          <table:table-cell table:style-name="ce63" office:value-type="string" calcext:value-type="string">
            <text:p>Change metric.short to 0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19</text:p>
          </table:table-cell>
          <table:table-cell table:style-name="ce63" office:value-type="string" calcext:value-type="string">
            <text:p>Try to change metric.double to 4294967296, an error should be reported saying “Value must be smaller or equal to 4294967295.99999”.</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0</text:p>
          </table:table-cell>
          <table:table-cell table:style-name="ce63" office:value-type="string" calcext:value-type="string">
            <text:p>Try to change metric.double to - 4294967296, an error should be reported saying “Value must be greater or equal to -4294967295.99999”.</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1</text:p>
          </table:table-cell>
          <table:table-cell table:style-name="ce63" office:value-type="string" calcext:value-type="string">
            <text:p>Change metric. double to 0.0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2</text:p>
          </table:table-cell>
          <table:table-cell table:style-name="ce63" office:value-type="string" calcext:value-type="string">
            <text:p>Try to change metric.float to 32767, an error should be reported saying “Value must be smaller or equal to 32766.99”.</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3</text:p>
          </table:table-cell>
          <table:table-cell table:style-name="ce63" office:value-type="string" calcext:value-type="string">
            <text:p>Try to change metric.float to - 32767, an error should be reported saying “Value must be greater or equal to -32766.99”.</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24</text:p>
          </table:table-cell>
          <table:table-cell table:style-name="ce63" office:value-type="string" calcext:value-type="string">
            <text:p>Change metric.float to 0.0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5</text:p>
          </table:table-cell>
          <table:table-cell table:style-name="ce63" office:value-type="string" calcext:value-type="string">
            <text:p>Try to change metric.char to A, an error should be reported saying “Value must be greater <text:span text:style-name="T4">or equal to</text:span> a”.</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26</text:p>
          </table:table-cell>
          <table:table-cell table:style-name="ce63" office:value-type="string" calcext:value-type="string">
            <text:p>Change metric.char to m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7</text:p>
          </table:table-cell>
          <table:table-cell table:style-name="ce63" office:value-type="string" calcext:value-type="string">
            <text:p>Try to change metric.byte to 121, an error should be reported saying “Value must be smaller or equal to 12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8</text:p>
          </table:table-cell>
          <table:table-cell table:style-name="ce63" office:value-type="string" calcext:value-type="string">
            <text:p>Try to change metric.byte to -121, an error should be reported saying “Value must be greater or equal to -120”.</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29</text:p>
          </table:table-cell>
          <table:table-cell table:style-name="ce63" office:value-type="string" calcext:value-type="string">
            <text:p>Try to change metric.byte to 128, an error should be reported saying “<text:span text:style-name="T4">Value 128 is invalid.</text:span>”.</text:p>
          </table:table-cell>
          <table:table-cell table:style-name="ce63" office:value-type="string" calcext:value-type="string">
            <text:p>For input string: "128" is not an appropriate response</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30</text:p>
          </table:table-cell>
          <table:table-cell table:style-name="ce63" office:value-type="string" calcext:value-type="string">
            <text:p>Try to change metric.byte to 0.1, an error should be reported saying “<text:span text:style-name="T4">Value 0.1 is invalid.</text:span>”.</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31</text:p>
          </table:table-cell>
          <table:table-cell table:style-name="ce63" office:value-type="string" calcext:value-type="string">
            <text:p>Change metric.byte to 0 and check on the log that the message is publish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32</text:p>
          </table:table-cell>
          <table:table-cell table:style-name="ce63" office:value-type="string" calcext:value-type="string">
            <text:p>Change metric.boolean to true using a radio button and check the value on EC console <text:s/>Results Table.</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33</text:p>
          </table:table-cell>
          <table:table-cell table:style-name="ce63" office:value-type="string" calcext:value-type="string">
            <text:p>Change the metric metric.string.array to be: string.value10,string.value20,string.value30,string.value40</text:p>
          </table:table-cell>
          <table:table-cell table:style-name="ce63"/>
          <table:table-cell table:style-name="ce91" office:value-type="string" calcext:value-type="string">
            <text:p>Y</text:p>
          </table:table-cell>
          <table:table-cell table:style-name="ce63" table:number-columns-repeated="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DEN-CONF-034</text:p>
          </table:table-cell>
          <table:table-cell table:style-name="ce63" office:value-type="string" calcext:value-type="string">
            <text:p>Change the metric metric.short.array to be: 10,20,30,40</text:p>
          </table:table-cell>
          <table:table-cell table:style-name="ce63"/>
          <table:table-cell table:style-name="ce91" office:value-type="string" calcext:value-type="string">
            <text:p>Y</text:p>
          </table:table-cell>
          <table:table-cell table:style-name="ce63" table:number-columns-repeated="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CONF-036</text:p>
          </table:table-cell>
          <table:table-cell table:style-name="ce63" office:value-type="string" calcext:value-type="string">
            <text:p>Try to switch to the configuration of another service before clicking on Apply. A dialog warning for unsaved changes should appear. </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DEN-CONF-037</text:p>
          </table:table-cell>
          <table:table-cell table:style-name="ce63"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number-columns-repeated="2"/>
          <table:table-cell table:style-name="ce101"/>
          <table:table-cell table:style-name="ce104" table:number-columns-repeated="18"/>
          <table:table-cell table:style-name="ce35" table:number-columns-repeated="2"/>
          <table:table-cell table:number-columns-repeated="995"/>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Kura Data Service</text:p>
          </table:table-cell>
          <table:table-cell table:style-name="ce63"/>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30">
          <table:table-cell table:style-name="ce43" office:value-type="string" calcext:value-type="string">
            <text:p>DATA-LIMIT-001</text:p>
          </table:table-cell>
          <table:table-cell table:style-name="ce63" office:value-type="string" calcext:value-type="string">
            <text:p>In System-&gt;Cloud Services-&gt;DataService enable connect.auto-on-startup. Set this configuration:</text:p>
            <text:p>Average publish rate: 1/second</text:p>
            <text:p>Message burst size: 1.</text:p>
            <text:p>Apply.</text:p>
            <text:p/>
            <text:p>In System-&gt;Packages install org.eclipse.kura.example.publisher.ExamplePublisher deployment package as in DEN-CONF-001.</text:p>
            <text:p/>
            <text:p>Observe that messages arrive and are published immediately.</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DATA-LIMIT-002</text:p>
          </table:table-cell>
          <table:table-cell table:style-name="ce63" office:value-type="string" calcext:value-type="string">
            <text:p>Decrease publish.rate in Services-&gt;Example Publisher to 100 (i.e. 10/s).</text:p>
            <text:p>Check that messages are saved, but only 1/s is actually published, starting with lowest unpublished ID.</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ATA-LIMIT-003</text:p>
          </table:table-cell>
          <table:table-cell table:style-name="ce69" office:value-type="string" calcext:value-type="string">
            <text:p>Wait for the queue to fill up completely and messages stop being stored locally. 1/s is still published.</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34">
          <table:table-cell table:style-name="ce43" office:value-type="string" calcext:value-type="string">
            <text:p>DATA-LIMIT-004</text:p>
          </table:table-cell>
          <table:table-cell table:style-name="ce63" office:value-type="string" calcext:value-type="string">
            <text:p>Increase publish.rate in Services-&gt;Example Publisher to 1000.</text:p>
            <text:p>Increase Average publish rate in System-&gt;Cloud Services-&gt;DataService to 100.</text:p>
            <text:p>Observe that the queue empties and eventually messages are published immediately again i.e. every second.</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DATA-LIMIT-005</text:p>
          </table:table-cell>
          <table:table-cell table:style-name="ce63" office:value-type="string" calcext:value-type="string">
            <text:p>Decrease Average publish rate in System-&gt;Cloud Services-&gt;DataService to 0.1.</text:p>
            <text:p>Wait 15 s for the queue to fill up a bit.</text:p>
            <text:p>Update Message burst size to 10.</text:p>
            <text:p>Observe that 10 messages are published immediately, and continue to be published 1 every 10 s.</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DATA-LIMIT-005</text:p>
          </table:table-cell>
          <table:table-cell table:style-name="ce63" office:value-type="string" calcext:value-type="string">
            <text:p>Set Average publish rate to 0.</text:p>
            <text:p>Apply and observe that the queue is eventually emptied with maximal speed. After that the messages are published immediately.</text:p>
          </table:table-cell>
          <table:table-cell table:style-name="ce63"/>
          <table:table-cell table:style-name="ce91"/>
          <table:table-cell table:style-name="ce63" office:value-type="string" calcext:value-type="string">
            <text:p>not in Kura 3.0.0</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Kura Snapshots</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DEN-SNAP-001</text:p>
          </table:table-cell>
          <table:table-cell table:style-name="ce63"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DEN-SNAP-002</text:p>
          </table:table-cell>
          <table:table-cell table:style-name="ce63" office:value-type="string" calcext:value-type="string">
            <text:p>Select the previous snapshot and click on Rollback. The corresponding configuration is restored and a new snapshot is created. Refresh page to see the change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SNAP-003</text:p>
          </table:table-cell>
          <table:table-cell table:style-name="ce63" office:value-type="string" calcext:value-type="string">
            <text:p>Select the last snapshot created and click on Download: the xml file is downloaded on your station.</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DEN-SNAP-004</text:p>
          </table:table-cell>
          <table:table-cell table:style-name="ce63"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Clock Service</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35">
          <table:table-cell table:style-name="ce43"/>
          <table:table-cell table:style-name="ce63"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997"/>
        </table:table-row>
        <table:table-row table:style-name="ro22">
          <table:table-cell table:style-name="ce43" office:value-type="string" calcext:value-type="string">
            <text:p>DEN-CLOCK-001</text:p>
          </table:table-cell>
          <table:table-cell table:style-name="ce63"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63" office:value-type="string" calcext:value-type="string">
            <text:p>date</text:p>
            <text:p>date 051521452016</text:p>
            <text:p/>
            <text:p>On BBB HW clock needs to be written explicitly:</text:p>
            <text:p>hwclock -w</text:p>
          </table:table-cell>
          <table:table-cell table:style-name="ce91"/>
          <table:table-cell table:style-name="ce63" office:value-type="string" calcext:value-type="string">
            <text:p>no sense on RPi</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DEN-CLOCK-002</text:p>
          </table:table-cell>
          <table:table-cell table:style-name="ce63"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63"/>
          <table:table-cell table:style-name="ce91"/>
          <table:table-cell table:style-name="ce63" office:value-type="string" calcext:value-type="string">
            <text:p>no sense on RPi</text:p>
          </table:table-cell>
          <table:table-cell table:style-name="ce63" table:number-columns-repeated="3"/>
          <table:table-cell table:style-name="ce52"/>
          <table:table-cell table:style-name="ce104" table:number-columns-repeated="18"/>
          <table:table-cell table:style-name="ce35" table:number-columns-repeated="2"/>
          <table:table-cell table:number-columns-repeated="995"/>
        </table:table-row>
        <table:table-row table:style-name="ro23">
          <table:table-cell table:style-name="ce43" office:value-type="string" calcext:value-type="string">
            <text:p>DEN-CLOCK-003</text:p>
          </table:table-cell>
          <table:table-cell table:style-name="ce63"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63"/>
          <table:table-cell table:style-name="ce91"/>
          <table:table-cell table:style-name="ce63" office:value-type="string" calcext:value-type="string">
            <text:p>no sense on RPi</text:p>
          </table:table-cell>
          <table:table-cell table:style-name="ce63" table:number-columns-repeated="3"/>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Position Service</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26">
          <table:table-cell table:style-name="ce43" office:value-type="string" calcext:value-type="string">
            <text:p>DEN-POS-001</text:p>
          </table:table-cell>
          <table:table-cell table:style-name="ce63"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DEN-POS-002</text:p>
          </table:table-cell>
          <table:table-cell table:style-name="ce63"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63"/>
          <table:table-cell table:style-name="ce91"/>
          <table:table-cell table:style-name="ce63" office:value-type="string" calcext:value-type="string">
            <text:p>N/A</text:p>
          </table:table-cell>
          <table:table-cell table:style-name="ce63" table:number-columns-repeated="3"/>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DEN-POS-003</text:p>
          </table:table-cell>
          <table:table-cell table:style-name="ce63" office:value-type="string" calcext:value-type="string">
            <text:p>Repeat step DEN-POS-001 and verify in EC console that the previous static position is correctly reported in Device Profile.</text:p>
          </table:table-cell>
          <table:table-cell table:style-name="ce63"/>
          <table:table-cell table:style-name="ce91"/>
          <table:table-cell table:style-name="ce63" office:value-type="string" calcext:value-type="string">
            <text:p>N/A</text:p>
          </table:table-cell>
          <table:table-cell table:style-name="ce63" table:number-columns-repeated="3"/>
          <table:table-cell table:style-name="ce52"/>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Watchdog Service</text:p>
          </table:table-cell>
          <table:table-cell table:style-name="ce63"/>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36">
          <table:table-cell table:style-name="ce43" office:value-type="string" calcext:value-type="string">
            <text:p>DEN-WD-002</text:p>
          </table:table-cell>
          <table:table-cell table:style-name="ce63"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63" office:value-type="string" calcext:value-type="string">
            <text:p>Note: not available in Kura 3.0.0</text:p>
          </table:table-cell>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GPIO</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GPIO-002</text:p>
          </table:table-cell>
          <table:table-cell table:style-name="ce63" office:value-type="string" calcext:value-type="string">
            <text:p>Install org.eclipse.kura.example.gpio bundle and check in kura.log and kura-console.log that no error is report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37">
          <table:table-cell table:style-name="ce43" office:value-type="string" calcext:value-type="string">
            <text:p>PTC-GPIO-003</text:p>
          </table:table-cell>
          <table:table-cell table:style-name="ce63"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63" office:value-type="string" calcext:value-type="string">
            <text:p>For BBB check configuration in:</text:p>
            <text:p>/sys/class/gpio/gpio45/</text:p>
            <text:p>/sys/class/gpio/gpio44/</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Bluetooth Low Energy</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34">
          <table:table-cell table:style-name="ce43" office:value-type="string" calcext:value-type="string">
            <text:p>PTC-BLE-001</text:p>
          </table:table-cell>
          <table:table-cell table:style-name="ce70"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63" office:value-type="string" calcext:value-type="string">
            <text:p>Bluez package may already have been installed on the system.</text:p>
          </table:table-cell>
          <table:table-cell table:style-name="ce91" office:value-type="string" calcext:value-type="string">
            <text:p>Y</text:p>
          </table:table-cell>
          <table:table-cell table:style-name="ce70"/>
          <table:table-cell table:style-name="ce63" office:value-type="string" calcext:value-type="string">
            <text:p>OK</text:p>
          </table:table-cell>
          <table:table-cell table:number-columns-repeated="2" table:style-name="ce70"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38">
          <table:table-cell table:style-name="ce43" office:value-type="string" calcext:value-type="string">
            <text:p>PTC-BLE-002</text:p>
          </table:table-cell>
          <table:table-cell table:style-name="ce63" office:value-type="string" calcext:value-type="string">
            <text:p>Install org.eclipse.kura.example.ble.tisensortag bundle and check in kura.log and kura-console.log that no error is reported. A message indicating "startLeScan" is repeated periodically.</text:p>
          </table:table-cell>
          <table:table-cell table:style-name="ce63"/>
          <table:table-cell table:style-name="ce91" office:value-type="string" calcext:value-type="string">
            <text:p>Y</text:p>
          </table:table-cell>
          <table:table-cell table:style-name="ce100"/>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PTC-BLE-003</text:p>
          </table:table-cell>
          <table:table-cell table:style-name="ce63" office:value-type="string" calcext:value-type="string">
            <text:p>Power on the SensorTag by pressing its On/Off button and verify that the device is detected in kura.log, then the sensors values are periodically reported in the log.</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Bluetooth Low Energy Beacon</text:p>
          </table:table-cell>
          <table:table-cell table:style-name="ce65"/>
          <table:table-cell table:style-name="ce91"/>
          <table:table-cell table:style-name="ce63" table:number-columns-repeated="4"/>
          <table:table-cell table:style-name="ce101"/>
          <table:table-cell table:style-name="ce104" table:number-columns-repeated="18"/>
          <table:table-cell table:style-name="ce35" table:number-columns-repeated="2"/>
          <table:table-cell table:number-columns-repeated="995"/>
        </table:table-row>
        <table:table-row table:style-name="ro8">
          <table:table-cell table:style-name="ce43" office:value-type="string" calcext:value-type="string">
            <text:p>PTC-BLE-004</text:p>
          </table:table-cell>
          <table:table-cell table:style-name="ce63" office:value-type="string" calcext:value-type="string">
            <text:p>Run PTC-BLE-001 test in order to detect BLE capabilities of the device</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BLE-005</text:p>
          </table:table-cell>
          <table:table-cell table:style-name="ce63" office:value-type="string" calcext:value-type="string">
            <text:p>Install org.eclipse.kura.example.beacon bundle and check in kura.log and kura-console.log that no errors are report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101"/>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BLE-006</text:p>
          </table:table-cell>
          <table:table-cell table:style-name="ce63" office:value-type="string" calcext:value-type="string">
            <text:p>Change some parameters for the beacon bundle from the web UI and enable advertising. Check that in the log files all commands succede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PTC-BLE-007</text:p>
          </table:table-cell>
          <table:table-cell table:style-name="ce63" office:value-type="string" calcext:value-type="string">
            <text:p>Using an Android app (like iBeacon Finder, iBeacon Scanner or iBeaconDetector) check that the beacons are received and the parameters are consistent with ones on the web UI.</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0">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8">
          <table:table-cell table:style-name="ce43"/>
          <table:table-cell table:style-name="ce65" office:value-type="string" calcext:value-type="string">
            <text:p>Bluetooth Low Energy Beacon Scanner</text:p>
          </table:table-cell>
          <table:table-cell table:style-name="ce65"/>
          <table:table-cell table:style-name="ce91"/>
          <table:table-cell table:style-name="ce63" table:number-columns-repeated="4"/>
          <table:table-cell table:style-name="ce52"/>
          <table:table-cell table:style-name="ce104" table:number-columns-repeated="18"/>
          <table:table-cell table:style-name="ce35" table:number-columns-repeated="997"/>
        </table:table-row>
        <table:table-row table:style-name="ro8">
          <table:table-cell table:style-name="ce43" office:value-type="string" calcext:value-type="string">
            <text:p>PTC-BLE-008</text:p>
          </table:table-cell>
          <table:table-cell table:style-name="ce63" office:value-type="string" calcext:value-type="string">
            <text:p>Run PTC-BLE-001 test in order to detect BLE capabilities of the device</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BLE-009</text:p>
          </table:table-cell>
          <table:table-cell table:style-name="ce63" office:value-type="string" calcext:value-type="string">
            <text:p>Install org.eclipse.kura.example.beacon.scanner bundle and check in kura.log and kura-console.log that no errors are reported.</text:p>
          </table:table-cell>
          <table:table-cell table:style-name="ce63" office:value-type="string" calcext:value-type="string">
            <text:p>requires package bluez-hcidump</text:p>
          </table:table-cell>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BLE-010</text:p>
          </table:table-cell>
          <table:table-cell table:style-name="ce63" office:value-type="string" calcext:value-type="string">
            <text:p>Configure a different device with a org.eclipse.kura.example.beacon bundle and set the company code (e.g. abc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9">
          <table:table-cell table:style-name="ce43" office:value-type="string" calcext:value-type="string">
            <text:p>PTC-BLE-011</text:p>
          </table:table-cell>
          <table:table-cell table:style-name="ce63" office:value-type="string" calcext:value-type="string">
            <text:p>Set the same company code in the org.eclipse.kura.example.beacon.scanner (e.g. abcd) and check the kura.log file for detected beacons.</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997"/>
        </table:table-row>
        <table:table-row table:style-name="ro8">
          <table:table-cell table:style-name="ce43"/>
          <table:table-cell table:style-name="ce65" office:value-type="string" calcext:value-type="string">
            <text:p>Apache Camel Integration</text:p>
          </table:table-cell>
          <table:table-cell table:style-name="ce63"/>
          <table:table-cell table:style-name="ce91"/>
          <table:table-cell table:style-name="ce63" table:number-columns-repeated="4"/>
          <table:table-cell table:style-name="ce52"/>
          <table:table-cell table:style-name="ce104" table:number-columns-repeated="18"/>
          <table:table-cell table:style-name="ce35" table:number-columns-repeated="997"/>
        </table:table-row>
        <table:table-row table:style-name="ro26">
          <table:table-cell table:style-name="ce43" office:value-type="string" calcext:value-type="string">
            <text:p>CAMEL-RTR-001</text:p>
          </table:table-cell>
          <table:table-cell table:style-name="ce63"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10">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997"/>
        </table:table-row>
        <table:table-row table:style-name="ro11">
          <table:table-cell table:style-name="ce43" office:value-type="string" calcext:value-type="string">
            <text:p>CAMEL-RTR-002</text:p>
          </table:table-cell>
          <table:table-cell table:style-name="ce63"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26">
          <table:table-cell table:style-name="ce43" office:value-type="string" calcext:value-type="string">
            <text:p>CAMEL-RTR-003</text:p>
          </table:table-cell>
          <table:table-cell table:style-name="ce63"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9">
          <table:table-cell table:style-name="ce43" office:value-type="string" calcext:value-type="string">
            <text:p>CAMEL-RTR-004</text:p>
          </table:table-cell>
          <table:table-cell table:style-name="ce63" office:value-type="string" calcext:value-type="string">
            <text:p>Change the cloud service PID to some non-existing PID. Telemetry data must stop in the clou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9">
          <table:table-cell table:style-name="ce43" office:value-type="string" calcext:value-type="string">
            <text:p>CAMEL-RTR-005</text:p>
          </table:table-cell>
          <table:table-cell table:style-name="ce63" office:value-type="string" calcext:value-type="string">
            <text:p>Change the cloud service PID back to the original setting. Telemetry data must re-start in the clou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10">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8"/>
          <table:table-cell table:style-name="ce35" table:number-columns-repeated="997"/>
        </table:table-row>
        <table:table-row table:style-name="ro39">
          <table:table-cell table:style-name="ce43" office:value-type="string" calcext:value-type="string">
            <text:p>CAMEL-XML-001</text:p>
          </table:table-cell>
          <table:table-cell table:style-name="ce63"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11">
          <table:table-cell table:style-name="ce43" office:value-type="string" calcext:value-type="string">
            <text:p>CAMEL-XML-002</text:p>
          </table:table-cell>
          <table:table-cell table:style-name="ce63"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11">
          <table:table-cell table:style-name="ce43" office:value-type="string" calcext:value-type="string">
            <text:p>CAMEL-XML-003</text:p>
          </table:table-cell>
          <table:table-cell table:style-name="ce63"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23">
          <table:table-cell table:style-name="ce43" office:value-type="string" calcext:value-type="string">
            <text:p>CAMEL-XML-004</text:p>
          </table:table-cell>
          <table:table-cell table:style-name="ce63" office:value-type="string" calcext:value-type="string">
            <text:p>Change the init code to (be sure to use proper quotation marks!):</text:p>
            <text:p/>
            <text:p>print("Foo Bar\n");</text:p>
            <text:p/>
            <text:p>The text “Foo Bar” should appear in the kura-console.log file.</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9">
          <table:table-cell table:style-name="ce43" office:value-type="string" calcext:value-type="string">
            <text:p>CAMEL-XML-005</text:p>
          </table:table-cell>
          <table:table-cell table:style-name="ce63" office:value-type="string" calcext:value-type="string">
            <text:p>Change the init code back to an empty string. The text “Foo Bar” must not appear a second time in the kura-console.log.</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997"/>
        </table:table-row>
        <table:table-row table:style-name="ro10">
          <table:table-cell table:style-name="ce43"/>
          <table:table-cell table:style-name="ce63" table:number-columns-repeated="2"/>
          <table:table-cell table:style-name="ce91"/>
          <table:table-cell table:style-name="ce63" table:number-columns-repeated="4"/>
          <table:table-cell table:style-name="ce53"/>
          <table:table-cell table:style-name="ce99" table:number-columns-repeated="18"/>
          <table:table-cell table:number-columns-repeated="997"/>
        </table:table-row>
        <table:table-row table:style-name="ro22">
          <table:table-cell table:style-name="ce43" office:value-type="string" calcext:value-type="string">
            <text:p>CAMEL-CCS-001</text:p>
          </table:table-cell>
          <table:table-cell table:style-name="ce63" office:value-type="string" calcext:value-type="string">
            <text:p>Ensure that there are no Camel based cloud services. Install the following <text:span text:style-name="T4">package from Eclipse Marketplace (</text:span><text:span text:style-name="T4"><text:a xlink:href="https://marketplace.eclipse.org/taxonomy/term/4397%2C4396/title" xlink:type="simple">https://marketplace.eclipse.org/taxonomy/term/4397%2C4396/title</text:a></text:span><text:span text:style-name="T4">):</text:span></text:p>
            <text:p><text:span text:style-name="T4">OPC UA component for Apache Camel</text:span></text:p>
            <text:p/>
            <text:p>Check in kura.log and kura-console.log that no errors are being report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table:table-cell table:style-name="ce99" table:number-columns-repeated="18"/>
          <table:table-cell table:number-columns-repeated="997"/>
        </table:table-row>
        <table:table-row table:style-name="ro9">
          <table:table-cell table:style-name="ce43" office:value-type="string" calcext:value-type="string">
            <text:p>CAMEL-CCS-002</text:p>
          </table:table-cell>
          <table:table-cell table:style-name="ce63" office:value-type="string" calcext:value-type="string">
            <text:p>Create a new Camel cloud service instance. Enter no additional configuration. The service instance should be created and reported as “Connected”.</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table:table-cell table:style-name="ce99" table:number-columns-repeated="18"/>
          <table:table-cell table:number-columns-repeated="997"/>
        </table:table-row>
        <table:table-row table:style-name="ro40">
          <table:table-cell table:style-name="ce43" office:value-type="string" calcext:value-type="string">
            <text:p>CAMEL-CCS-003</text:p>
          </table:table-cell>
          <table:table-cell table:style-name="ce63" office:value-type="string" calcext:value-type="string">
            <text:p>Configure the following XML routes<text:span text:style-name="T4"> in this new cloud service</text:span>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ext:p/>
            <text:p>Now set Cloud Service Mappings<text:span text:style-name="T5"> in Camel ecample publisher </text:span>to:</text:p>
            <text:p>cloud=&lt;camel cloud service PID&gt;</text:p>
            <text:p/>
          </table:table-cell>
          <table:table-cell table:style-name="ce63" office:value-type="string" calcext:value-type="string">
            <text:p>Replace "&lt;camel cloud service PID&gt;" with the cloud service PID that you entered for the camel cloud service in "Cloud Services" page.</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table:table-cell table:style-name="ce99" table:number-columns-repeated="18"/>
          <table:table-cell table:number-columns-repeated="997"/>
        </table:table-row>
        <table:table-row table:style-name="ro14">
          <table:table-cell table:style-name="ce43" office:value-type="string" calcext:value-type="string">
            <text:p>CAMEL-CCS-004</text:p>
          </table:table-cell>
          <table:table-cell table:style-name="ce63"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63"/>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3"/>
          <table:table-cell table:style-name="ce99" table:number-columns-repeated="18"/>
          <table:table-cell table:number-columns-repeated="997"/>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53"/>
          <table:table-cell table:style-name="ce99" table:number-columns-repeated="18"/>
          <table:table-cell table:number-columns-repeated="997"/>
        </table:table-row>
        <table:table-row table:style-name="ro8">
          <table:table-cell table:style-name="ce43"/>
          <table:table-cell table:style-name="ce65" office:value-type="string" calcext:value-type="string">
            <text:p>Kura User Workspace</text:p>
          </table:table-cell>
          <table:table-cell table:style-name="ce65"/>
          <table:table-cell table:style-name="ce91"/>
          <table:table-cell table:style-name="ce63" table:number-columns-repeated="4"/>
          <table:table-cell table:style-name="ce52"/>
          <table:table-cell table:style-name="ce104" table:number-columns-repeated="18"/>
          <table:table-cell table:style-name="ce35" table:number-columns-repeated="2"/>
          <table:table-cell table:number-columns-repeated="995"/>
        </table:table-row>
        <table:table-row table:style-name="ro30">
          <table:table-cell table:style-name="ce43" office:value-type="string" calcext:value-type="string">
            <text:p>UW-SETUP-001</text:p>
          </table:table-cell>
          <table:table-cell table:style-name="ce63"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63" office:value-type="string" calcext:value-type="string">
            <text:p>api is present as a binary in dependencies</text:p>
          </table:table-cell>
          <table:table-cell table:style-name="ce91" office:value-type="string" calcext:value-type="string">
            <text:p>Y</text:p>
          </table:table-cell>
          <table:table-cell table:style-name="ce63"/>
          <table:table-cell table:number-columns-repeated="3"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UW-SETUP-002</text:p>
          </table:table-cell>
          <table:table-cell table:style-name="ce63" office:value-type="string" calcext:value-type="string">
            <text:p>In Eclipse expand the target-definition project and open the kura-equinox_3.<text:span text:style-name="T4">11</text:span>.1.target.</text:p>
            <text:p>In the Target Definition editor (Definition tab) click on the link “Set as Target Platform” in the upper right corner. A full build is started.</text:p>
            <text:p/>
            <text:p>No errors must appear in the workspace.</text:p>
          </table:table-cell>
          <table:table-cell table:style-name="ce63"/>
          <table:table-cell table:style-name="ce91" office:value-type="string" calcext:value-type="string">
            <text:p>Y</text:p>
          </table:table-cell>
          <table:table-cell table:style-name="ce63" office:value-type="string" calcext:value-type="string">
            <text:p>1) <text:span text:style-name="T6">#1335</text:span></text:p>
            <text:p>org.eclipse.kura.example.publisher is the only project with BREE=1.8</text:p>
          </table:table-cell>
          <table:table-cell table:style-name="ce63" office:value-type="string" calcext:value-type="string">
            <text:p>OK</text:p>
          </table:table-cell>
          <table:table-cell table:style-name="ce63" office:value-type="string" calcext:value-type="string">
            <text:p>#1335 verified</text:p>
            <text:p>OK</text:p>
          </table:table-cell>
          <table:table-cell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41">
          <table:table-cell table:style-name="ce43" office:value-type="string" calcext:value-type="string">
            <text:p>UW-OOMPH-001</text:p>
          </table:table-cell>
          <table:table-cell table:style-name="ce63"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63"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91" office:value-type="string" calcext:value-type="string">
            <text:p>P</text:p>
          </table:table-cell>
          <table:table-cell table:style-name="ce63" office:value-type="string" calcext:value-type="string">
            <text:p>There are some build issues in the very beginning. Otherwiseinstaller worked.</text:p>
          </table:table-cell>
          <table:table-cell table:style-name="ce63" office:value-type="string" calcext:value-type="string">
            <text:p>P</text:p>
          </table:table-cell>
          <table:table-cell table:style-name="ce63" table:number-columns-repeated="2"/>
          <table:table-cell table:style-name="ce52"/>
          <table:table-cell table:style-name="ce104" table:number-columns-repeated="18"/>
          <table:table-cell table:style-name="ce35" table:number-columns-repeated="997"/>
        </table:table-row>
        <table:table-row table:style-name="ro42">
          <table:table-cell table:style-name="ce43" office:value-type="string" calcext:value-type="string">
            <text:p>UW-LAUNCH-001</text:p>
          </table:table-cell>
          <table:table-cell table:style-name="ce63"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63"/>
          <table:table-cell table:style-name="ce91" office:value-type="string" calcext:value-type="string">
            <text:p>Y</text:p>
          </table:table-cell>
          <table:table-cell table:style-name="ce63" table:number-columns-repeated="2"/>
          <table:table-cell table:number-columns-repeated="2"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1">
          <table:table-cell table:style-name="ce43" office:value-type="string" calcext:value-type="string">
            <text:p>UW-LAUNCH-002</text:p>
          </table:table-cell>
          <table:table-cell table:style-name="ce63" office:value-type="string" calcext:value-type="string">
            <text:p>Open a browser at localhost:8080.</text:p>
            <text:p/>
            <text:p>The Kura WEB UI must appear.</text:p>
          </table:table-cell>
          <table:table-cell table:style-name="ce63"/>
          <table:table-cell table:style-name="ce91" office:value-type="string" calcext:value-type="string">
            <text:p>Y</text:p>
          </table:table-cell>
          <table:table-cell table:style-name="ce63" table:number-columns-repeated="2"/>
          <table:table-cell table:number-columns-repeated="2"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22">
          <table:table-cell table:style-name="ce43" office:value-type="string" calcext:value-type="string">
            <text:p>UW-LAUNCH-003</text:p>
          </table:table-cell>
          <table:table-cell table:style-name="ce63"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63"/>
          <table:table-cell table:style-name="ce91" office:value-type="string" calcext:value-type="string">
            <text:p>Y</text:p>
          </table:table-cell>
          <table:table-cell table:style-name="ce63" table:number-columns-repeated="2"/>
          <table:table-cell table:number-columns-repeated="2" table:style-name="ce63" office:value-type="string" calcext:value-type="string">
            <text:p>OK</text:p>
          </table:table-cell>
          <table:table-cell table:style-name="ce52"/>
          <table:table-cell table:style-name="ce104" table:number-columns-repeated="18"/>
          <table:table-cell table:style-name="ce35" table:number-columns-repeated="2"/>
          <table:table-cell table:number-columns-repeated="995"/>
        </table:table-row>
        <table:table-row table:style-name="ro10" table:number-rows-repeated="2">
          <table:table-cell table:style-name="ce43"/>
          <table:table-cell table:style-name="ce63" table:number-columns-repeated="2"/>
          <table:table-cell table:style-name="ce91"/>
          <table:table-cell table:style-name="ce63" table:number-columns-repeated="4"/>
          <table:table-cell table:style-name="ce52"/>
          <table:table-cell table:style-name="ce104" table:number-columns-repeated="17"/>
          <table:table-cell table:style-name="ce99"/>
          <table:table-cell table:number-columns-repeated="997"/>
        </table:table-row>
        <table:table-row table:style-name="ro8">
          <table:table-cell table:style-name="ce48"/>
          <table:table-cell table:style-name="ce71" office:value-type="string" calcext:value-type="string">
            <text:p>Kura Wires</text:p>
          </table:table-cell>
          <table:table-cell table:style-name="ce63"/>
          <table:table-cell table:style-name="ce91"/>
          <table:table-cell table:style-name="ce63" table:number-columns-repeated="4"/>
          <table:table-cell table:style-name="ce52" table:number-columns-repeated="19"/>
          <table:table-cell table:style-name="ce73" table:number-columns-repeated="997"/>
        </table:table-row>
        <table:table-row table:style-name="ro26">
          <table:table-cell table:style-name="ce49" office:value-type="string" calcext:value-type="string">
            <text:p>WIRES-001</text:p>
          </table:table-cell>
          <table:table-cell table:style-name="ce52"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7"/>
          <table:table-cell table:style-name="ce99"/>
          <table:table-cell table:number-columns-repeated="997"/>
        </table:table-row>
        <table:table-row table:style-name="ro36">
          <table:table-cell table:style-name="ce50" office:value-type="string" calcext:value-type="string">
            <text:p>WIRES-002</text:p>
          </table:table-cell>
          <table:table-cell table:style-name="ce72" office:value-type="string" calcext:value-type="string">
            <text:p>Use DB Store and DB Filter:</text:p>
            <text:p>Add a Timer that triggers every 4 seconds</text:p>
            <text:p>Add DB Store that stores data and truncates everything (periodic.cleanup.records.keep = 0) <text:span text:style-name="T4">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63"/>
          <table:table-cell table:style-name="ce91" office:value-type="string" calcext:value-type="string">
            <text:p>Y</text:p>
          </table:table-cell>
          <table:table-cell table:style-name="ce63" office:value-type="string" calcext:value-type="string">
            <text:p>1)<text:span text:style-name="T6"> #1333</text:span></text:p>
            <text:p>Periodic cleanup was removed</text:p>
            <text:p/>
            <text:p>Truncation starts at 12 instead of 10/11.</text:p>
            <text:p/>
            <text:p>Fix verified in b30.</text:p>
            <text:p/>
            <text:p>2) Tested with max 20000 and 10500 records to keep on b30 to verify PR #1356.</text:p>
          </table:table-cell>
          <table:table-cell table:style-name="ce63" office:value-type="string" calcext:value-type="string">
            <text:p>#1333</text:p>
          </table:table-cell>
          <table:table-cell table:style-name="ce63" office:value-type="string" calcext:value-type="string">
            <text:p>#1333 verified</text:p>
            <text:p>OK</text:p>
          </table:table-cell>
          <table:table-cell table:style-name="ce63" office:value-type="string" calcext:value-type="string">
            <text:p>OK</text:p>
          </table:table-cell>
          <table:table-cell table:style-name="ce52"/>
          <table:table-cell table:style-name="ce104" table:number-columns-repeated="17"/>
          <table:table-cell table:style-name="ce99"/>
          <table:table-cell table:number-columns-repeated="997"/>
        </table:table-row>
        <table:table-row table:style-name="ro26">
          <table:table-cell table:style-name="ce50" office:value-type="string" calcext:value-type="string">
            <text:p>WIRES-003</text:p>
          </table:table-cell>
          <table:table-cell table:style-name="ce72" office:value-type="string" calcext:value-type="string">
            <text:p>Modify a few parameters in the last test:</text:p>
            <text:p>- DB Filter's cache.expiration.interval</text:p>
            <text:p>- DB Store's maximum.table.size</text:p>
            <text:p>- DB Store's periodic.cleanup.records.keep</text:p>
          </table:table-cell>
          <table:table-cell table:style-name="ce63"/>
          <table:table-cell table:style-name="ce91" office:value-type="string" calcext:value-type="string">
            <text:p>Y</text:p>
          </table:table-cell>
          <table:table-cell table:style-name="ce63"/>
          <table:table-cell table:style-name="ce63" office:value-type="string" calcext:value-type="string">
            <text:p>OK</text:p>
          </table:table-cell>
          <table:table-cell table:style-name="ce63"/>
          <table:table-cell table:style-name="ce63" office:value-type="string" calcext:value-type="string">
            <text:p>OK</text:p>
          </table:table-cell>
          <table:table-cell table:style-name="ce52"/>
          <table:table-cell table:style-name="ce104" table:number-columns-repeated="17"/>
          <table:table-cell table:style-name="ce99"/>
          <table:table-cell table:number-columns-repeated="997"/>
        </table:table-row>
        <table:table-row table:style-name="ro43">
          <table:table-cell table:style-name="ce49" office:value-type="string" calcext:value-type="string">
            <text:p>WIRES-MOD-001</text:p>
          </table:table-cell>
          <table:table-cell table:style-name="ce72"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63" office:value-type="string" calcext:value-type="string">
            <text:p>Nothing should happen, so far.</text:p>
          </table:table-cell>
          <table:table-cell table:style-name="ce91" office:value-type="string" calcext:value-type="string">
            <text:p>Y</text:p>
          </table:table-cell>
          <table:table-cell table:style-name="ce63" office:value-type="string" calcext:value-type="string">
            <text:p>1) #1327</text:p>
            <text:p>Compatible modbus driver not available, yet</text:p>
            <text:p/>
            <text:p>Used the one from ESF</text:p>
          </table:table-cell>
          <table:table-cell table:style-name="ce63" office:value-type="string" calcext:value-type="string">
            <text:p>#1327</text:p>
          </table:table-cell>
          <table:table-cell table:number-columns-repeated="2" table:style-name="ce63" office:value-type="string" calcext:value-type="string">
            <text:p>OK</text:p>
          </table:table-cell>
          <table:table-cell table:style-name="ce52" office:value-type="string" calcext:value-type="string">
            <text:p>OK</text:p>
          </table:table-cell>
          <table:table-cell table:style-name="ce104" table:number-columns-repeated="17"/>
          <table:table-cell table:style-name="ce99"/>
          <table:table-cell table:number-columns-repeated="997"/>
        </table:table-row>
        <table:table-row table:style-name="ro17">
          <table:table-cell table:style-name="ce50" office:value-type="string" calcext:value-type="string">
            <text:p>WIRES-MOD-002</text:p>
          </table:table-cell>
          <table:table-cell table:style-name="ce72" office:value-type="string" calcext:value-type="string">
            <text:p>Run a Modbus emulator on PC (e.g. Modbus Pal)</text:p>
            <text:p>Configure the previous Modbus asset on TCP, update Modbus driver's modbus.tcp-udp.ip to IP of the PC and try much the same</text:p>
          </table:table-cell>
          <table:table-cell table:style-name="ce63"/>
          <table:table-cell table:style-name="ce91" office:value-type="string" calcext:value-type="string">
            <text:p>Y</text:p>
          </table:table-cell>
          <table:table-cell table:style-name="ce63" table:number-columns-repeated="2"/>
          <table:table-cell table:number-columns-repeated="2" table:style-name="ce63" office:value-type="string" calcext:value-type="string">
            <text:p>OK</text:p>
          </table:table-cell>
          <table:table-cell table:style-name="ce52" office:value-type="string" calcext:value-type="string">
            <text:p>OK</text:p>
          </table:table-cell>
          <table:table-cell table:style-name="ce104" table:number-columns-repeated="18"/>
          <table:table-cell table:style-name="ce35" table:number-columns-repeated="997"/>
        </table:table-row>
        <table:table-row table:style-name="ro24">
          <table:table-cell table:style-name="ce50" office:value-type="string" calcext:value-type="string">
            <text:p>WIRES-OPC-001</text:p>
          </table:table-cell>
          <table:table-cell table:style-name="ce72"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63"/>
          <table:table-cell table:style-name="ce88" office:value-type="string" calcext:value-type="string">
            <text:p>N</text:p>
          </table:table-cell>
          <table:table-cell table:style-name="ce63" office:value-type="string" calcext:value-type="string">
            <text:p>1) #1327</text:p>
            <text:p>Compatible OPC UA driver not available, yet</text:p>
          </table:table-cell>
          <table:table-cell table:style-name="ce63" office:value-type="string" calcext:value-type="string">
            <text:p>#1327</text:p>
          </table:table-cell>
          <table:table-cell table:style-name="ce63" table:number-columns-repeated="2"/>
          <table:table-cell table:style-name="ce52"/>
          <table:table-cell table:style-name="ce104" table:number-columns-repeated="17"/>
          <table:table-cell table:style-name="ce99"/>
          <table:table-cell table:number-columns-repeated="997"/>
        </table:table-row>
        <table:table-row table:style-name="ro10">
          <table:table-cell table:style-name="ce51"/>
          <table:table-cell table:style-name="ce63" table:number-columns-repeated="2"/>
          <table:table-cell table:style-name="ce88"/>
          <table:table-cell table:style-name="ce63" table:number-columns-repeated="4"/>
          <table:table-cell table:style-name="ce52"/>
          <table:table-cell table:style-name="ce104" table:number-columns-repeated="17"/>
          <table:table-cell table:style-name="ce99"/>
          <table:table-cell table:number-columns-repeated="997"/>
        </table:table-row>
        <table:table-row table:style-name="ro10">
          <table:table-cell table:style-name="ce43"/>
          <table:table-cell table:style-name="ce63" table:number-columns-repeated="2"/>
          <table:table-cell table:style-name="ce88"/>
          <table:table-cell table:style-name="ce63" table:number-columns-repeated="4"/>
          <table:table-cell table:style-name="ce52"/>
          <table:table-cell table:style-name="ce104" table:number-columns-repeated="17"/>
          <table:table-cell table:style-name="ce99"/>
          <table:table-cell table:number-columns-repeated="997"/>
        </table:table-row>
        <table:table-row table:style-name="ro10" table:number-rows-repeated="3">
          <table:table-cell table:style-name="ce52" table:number-columns-repeated="3"/>
          <table:table-cell table:style-name="ce95"/>
          <table:table-cell table:style-name="ce52" table:number-columns-repeated="5"/>
          <table:table-cell table:style-name="ce104" table:number-columns-repeated="17"/>
          <table:table-cell table:style-name="ce99"/>
          <table:table-cell table:number-columns-repeated="997"/>
        </table:table-row>
        <table:table-row table:style-name="ro10" table:number-rows-repeated="10">
          <table:table-cell table:style-name="ce52" table:number-columns-repeated="3"/>
          <table:table-cell table:style-name="ce95"/>
          <table:table-cell table:style-name="ce52" table:number-columns-repeated="4"/>
          <table:table-cell table:style-name="ce53"/>
          <table:table-cell table:style-name="ce99" table:number-columns-repeated="18"/>
          <table:table-cell table:number-columns-repeated="997"/>
        </table:table-row>
        <table:table-row table:style-name="ro10" table:number-rows-repeated="9">
          <table:table-cell table:style-name="ce53"/>
          <table:table-cell table:style-name="ce52" table:number-columns-repeated="2"/>
          <table:table-cell table:style-name="ce96"/>
          <table:table-cell table:style-name="ce53" table:number-columns-repeated="5"/>
          <table:table-cell table:style-name="ce99" table:number-columns-repeated="18"/>
          <table:table-cell table:number-columns-repeated="997"/>
        </table:table-row>
        <table:table-row table:style-name="ro10" table:number-rows-repeated="244">
          <table:table-cell table:style-name="ce53"/>
          <table:table-cell table:style-name="ce52" table:number-columns-repeated="2"/>
          <table:table-cell table:style-name="ce97"/>
          <table:table-cell table:style-name="ce53" table:number-columns-repeated="5"/>
          <table:table-cell table:style-name="ce99" table:number-columns-repeated="18"/>
          <table:table-cell table:number-columns-repeated="997"/>
        </table:table-row>
        <table:table-row table:style-name="ro10" table:number-rows-repeated="498">
          <table:table-cell table:style-name="ce53"/>
          <table:table-cell table:style-name="ce52" table:number-columns-repeated="2"/>
          <table:table-cell table:style-name="ce53" table:number-columns-repeated="6"/>
          <table:table-cell table:style-name="ce99" table:number-columns-repeated="18"/>
          <table:table-cell table:number-columns-repeated="997"/>
        </table:table-row>
        <table:table-row table:style-name="ro10" table:number-rows-repeated="6">
          <table:table-cell table:style-name="ce54"/>
          <table:table-cell table:style-name="ce73"/>
          <table:table-cell/>
          <table:table-cell table:style-name="ce54" table:number-columns-repeated="5"/>
          <table:table-cell table:number-columns-repeated="1016"/>
        </table:table-row>
        <table:table-row table:style-name="ro10" table:number-rows-repeated="1047569">
          <table:table-cell table:number-columns-repeated="1024"/>
        </table:table-row>
        <table:table-row table:style-name="ro10">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502">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35:Report.AA1000">
            <calcext:condition calcext:apply-style-name="zebra_odd" calcext:value="formula-is(ISODD(ROW()))" calcext:base-cell-address="Report.A35"/>
          </calcext:conditional-format>
        </calcext:conditional-formats>
      </table:table>
      <table:named-expressions/>
      <table:database-ranges>
        <table:database-range table:name="Table1" table:target-range-address="Report.A34:Report.H23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text> </loext:text>
      <loext:fill-character> </loext: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text> </loext:text>
      <loext:fill-character> </loext:fill-character>
      <number:text>-</number:text>
      <number:number number:decimal-places="0" loext: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CondFormat_5f_1_5f_1_5f_1_20_1" style:display-name="Excel_CondFormat_1_1_1 1" style:family="table-cell" style:parent-style-name="Default">
      <style:table-cell-properties fo:background-color="#008000"/>
    </style:style>
    <style:style style:name="Excel_5f_CondFormat_5f_1_5f_1_5f_2_20_1" style:display-name="Excel_CondFormat_1_1_2 1" style:family="table-cell" style:parent-style-name="Default">
      <style:table-cell-properties fo:background-color="#ff0000"/>
    </style:style>
    <style:style style:name="Excel_5f_CondFormat_5f_1_5f_1_5f_3_20_1" style:display-name="Excel_CondFormat_1_1_3 1" style:family="table-cell" style:parent-style-name="Default">
      <style:table-cell-properties fo:background-color="#ffff00"/>
    </style:style>
    <style:style style:name="Excel_5f_CondFormat_5f_1_5f_1_5f_1_20_2" style:display-name="Excel_CondFormat_1_1_1 2" style:family="table-cell" style:parent-style-name="Default">
      <style:table-cell-properties fo:background-color="#008000"/>
    </style:style>
    <style:style style:name="Excel_5f_CondFormat_5f_1_5f_1_5f_2_20_2" style:display-name="Excel_CondFormat_1_1_2 2" style:family="table-cell" style:parent-style-name="Default">
      <style:table-cell-properties fo:background-color="#ff0000"/>
    </style:style>
    <style:style style:name="Excel_5f_CondFormat_5f_1_5f_1_5f_3_20_2" style:display-name="Excel_CondFormat_1_1_3 2" style:family="table-cell" style:parent-style-name="Default">
      <style:table-cell-properties fo:background-color="#ffff00"/>
    </style:style>
    <style:style style:name="Excel_5f_CondFormat_5f_1_5f_1_5f_1" style:display-name="Excel_CondFormat_1_1_1" style:family="table-cell" style:parent-style-name="Default">
      <style:table-cell-properties fo:background-color="#008000"/>
    </style:style>
    <style:style style:name="Excel_5f_CondFormat_5f_1_5f_1_5f_2" style:display-name="Excel_CondFormat_1_1_2" style:family="table-cell" style:parent-style-name="Default">
      <style:table-cell-properties fo:background-color="#ff0000"/>
    </style:style>
    <style:style style:name="Excel_5f_CondFormat_5f_1_5f_1_5f_3" style:display-name="Excel_CondFormat_1_1_3"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1:09:08.268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Report_20_1" style:display-name="PageStyle_Report 1" style:page-layout-name="Mpm6">
      <style:header style:display="false"/>
      <style:header-left style:display="false"/>
      <style:footer style:display="false"/>
      <style:footer-left style:display="false"/>
    </style:master-page>
    <style:master-page style:name="PageStyle_5f_Report_20_2" style:display-name="PageStyle_Report 2" style:page-layout-name="Mpm6">
      <style:header style:display="false"/>
      <style:header-left style:display="false"/>
      <style:footer style:display="false"/>
      <style:footer-left style:display="false"/>
    </style:master-page>
    <style:master-page style:name="PageStyle_5f_Report_20_3" style:display-name="PageStyle_Report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5-12T11:22:49.019000000</dc:date>
    <meta:generator>LibreOffice/5.2.6.2$Windows_X86_64 LibreOffice_project/a3100ed2409ebf1c212f5048fbe377c281438fdc</meta:generator>
    <meta:editing-duration>P2DT1H17M11S</meta:editing-duration>
    <meta:editing-cycles>79</meta:editing-cycles>
    <meta:document-statistic meta:table-count="3" meta:cell-count="944"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